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AC000000EB887CC8A1529757E5.png" manifest:media-type="image/png"/>
  <manifest:file-entry manifest:full-path="Pictures/100000010000042600000263A02FE6B4CBA24B98.png" manifest:media-type="image/png"/>
  <manifest:file-entry manifest:full-path="Pictures/1000000100000183000000CFD4C79195141773E2.png" manifest:media-type="image/png"/>
  <manifest:file-entry manifest:full-path="Pictures/10000001000002CF0000013AC54601A9B02C9ED3.png" manifest:media-type="image/png"/>
  <manifest:file-entry manifest:full-path="Pictures/10000001000002CB00000106BD98FB4BCFB78E92.png" manifest:media-type="image/png"/>
  <manifest:file-entry manifest:full-path="Pictures/10000001000002B4000001EFD404AC02984AB4FA.png" manifest:media-type="image/png"/>
  <manifest:file-entry manifest:full-path="Pictures/10000001000005500000037C5E3ACA079FA7C1AA.png" manifest:media-type="image/png"/>
  <manifest:file-entry manifest:full-path="Pictures/100000010000014F00000048CAE2AAA38D61BE9C.png" manifest:media-type="image/png"/>
  <manifest:file-entry manifest:full-path="Pictures/100000010000032300000233E50B8FE7CF8E6ED7.png" manifest:media-type="image/png"/>
  <manifest:file-entry manifest:full-path="Pictures/100000010000012B0000003D0C7D46C7A7E1F2DC.png" manifest:media-type="image/png"/>
  <manifest:file-entry manifest:full-path="Pictures/10000001000002CB000000FA6A1A59689B65E54D.png" manifest:media-type="image/png"/>
  <manifest:file-entry manifest:full-path="Pictures/100000010000012700000063FDD233613EF2D75E.png" manifest:media-type="image/png"/>
  <manifest:file-entry manifest:full-path="Pictures/10000001000001630000015109FEE797AB7FA7B6.png" manifest:media-type="image/png"/>
  <manifest:file-entry manifest:full-path="Pictures/10000001000002D90000011D6D8FCB4C3A1FD9A0.png" manifest:media-type="image/png"/>
  <manifest:file-entry manifest:full-path="Pictures/100000010000014000000057B82369B69F0E6D84.png" manifest:media-type="image/png"/>
  <manifest:file-entry manifest:full-path="Pictures/10000001000000FD0000003C43D20131C17B2F03.png" manifest:media-type="image/png"/>
  <manifest:file-entry manifest:full-path="Pictures/10000001000002C70000010B706F928E662113C8.png" manifest:media-type="image/png"/>
  <manifest:file-entry manifest:full-path="Pictures/10000001000002CF00000101DD400EC4ED12F9AE.png" manifest:media-type="image/png"/>
  <manifest:file-entry manifest:full-path="Pictures/10000001000002C6000000FCBC38FDE3819927E0.png" manifest:media-type="image/png"/>
  <manifest:file-entry manifest:full-path="Pictures/100000010000009F0000007FBF322801791504EA.png" manifest:media-type="image/png"/>
  <manifest:file-entry manifest:full-path="Pictures/10000001000002C4000000E8B236B616849C0199.png" manifest:media-type="image/png"/>
  <manifest:file-entry manifest:full-path="Pictures/1000000100000593000003BDAA18B85E0B712F64.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1a19c6" officeooo:paragraph-rsid="001a19c6"/>
    </style:style>
    <style:style style:name="P2" style:family="paragraph" style:parent-style-name="Text_20_body">
      <style:text-properties officeooo:rsid="001c0d02" officeooo:paragraph-rsid="001c0d02"/>
    </style:style>
    <style:style style:name="P3" style:family="paragraph" style:parent-style-name="Text_20_body">
      <style:text-properties officeooo:rsid="00204fe5" officeooo:paragraph-rsid="00204fe5"/>
    </style:style>
    <style:style style:name="P4" style:family="paragraph" style:parent-style-name="Text_20_body">
      <style:text-properties officeooo:rsid="002528a1" officeooo:paragraph-rsid="002528a1"/>
    </style:style>
    <style:style style:name="P5" style:family="paragraph" style:parent-style-name="Standard">
      <style:paragraph-properties fo:text-align="center" style:justify-single-word="false"/>
      <style:text-properties fo:font-size="72pt" officeooo:rsid="001a19c6" officeooo:paragraph-rsid="001a19c6" style:font-size-asian="63pt" style:font-size-complex="72pt"/>
    </style:style>
    <style:style style:name="P6" style:family="paragraph" style:parent-style-name="Standard">
      <style:text-properties officeooo:paragraph-rsid="00294075"/>
    </style:style>
    <style:style style:name="P7" style:family="paragraph" style:parent-style-name="Text_20_body">
      <style:text-properties style:font-name="Calibri1" fo:font-size="11pt" officeooo:paragraph-rsid="002ebb0d" fo:background-color="#ffff00" style:font-size-asian="11pt" style:font-size-complex="11pt"/>
    </style:style>
    <style:style style:name="P8" style:family="paragraph" style:parent-style-name="Standard">
      <style:text-properties style:font-name="Calibri1" fo:font-size="11pt" officeooo:rsid="0049c6aa" officeooo:paragraph-rsid="0049c6aa" fo:background-color="#ffff00" style:font-size-asian="11pt" style:font-size-complex="11pt"/>
    </style:style>
    <style:style style:name="P9" style:family="paragraph" style:parent-style-name="Standard">
      <style:text-properties style:font-name="Calibri1" fo:font-size="11pt" officeooo:rsid="0049c6aa" officeooo:paragraph-rsid="00519d91" fo:background-color="#ffff00" style:font-size-asian="11pt" style:font-size-complex="11pt"/>
    </style:style>
    <style:style style:name="P10" style:family="paragraph" style:parent-style-name="Standard">
      <loext:graphic-properties draw:fill="solid" draw:fill-color="#ffffff"/>
      <style:paragraph-properties fo:background-color="#ffffff" fo:padding="0cm" fo:border="none" style:shadow="none"/>
      <style:text-properties style:font-name="Calibri1" fo:font-size="11pt" officeooo:rsid="002ebb0d" officeooo:paragraph-rsid="002ebb0d" fo:background-color="#ffff00" style:font-size-asian="9.60000038146973pt" style:font-size-complex="11pt"/>
    </style:style>
    <style:style style:name="P11" style:family="paragraph" style:parent-style-name="Text_20_body">
      <style:text-properties officeooo:rsid="001d2800" officeooo:paragraph-rsid="001d2800"/>
    </style:style>
    <style:style style:name="P12" style:family="paragraph" style:parent-style-name="Text_20_body">
      <style:text-properties officeooo:rsid="001e5335" officeooo:paragraph-rsid="001e5335"/>
    </style:style>
    <style:style style:name="P13" style:family="paragraph" style:parent-style-name="Text_20_body">
      <style:text-properties officeooo:rsid="0021f1a1" officeooo:paragraph-rsid="0021f1a1"/>
    </style:style>
    <style:style style:name="P14" style:family="paragraph" style:parent-style-name="Text_20_body">
      <style:text-properties officeooo:paragraph-rsid="0022ebf6"/>
    </style:style>
    <style:style style:name="P15" style:family="paragraph" style:parent-style-name="Text_20_body">
      <style:text-properties officeooo:rsid="00261b2b" officeooo:paragraph-rsid="00261b2b"/>
    </style:style>
    <style:style style:name="P16" style:family="paragraph" style:parent-style-name="Text_20_body">
      <style:text-properties officeooo:rsid="0027ba5e" officeooo:paragraph-rsid="0027ba5e"/>
    </style:style>
    <style:style style:name="P17" style:family="paragraph" style:parent-style-name="Text_20_body">
      <style:text-properties officeooo:rsid="00294075" officeooo:paragraph-rsid="00294075"/>
    </style:style>
    <style:style style:name="P18" style:family="paragraph" style:parent-style-name="Text_20_body">
      <style:text-properties officeooo:rsid="002a4c72" officeooo:paragraph-rsid="002a4c72"/>
    </style:style>
    <style:style style:name="P19" style:family="paragraph" style:parent-style-name="Text_20_body">
      <style:text-properties officeooo:rsid="002bff6c" officeooo:paragraph-rsid="002bff6c"/>
    </style:style>
    <style:style style:name="P20"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2ebb0d" officeooo:paragraph-rsid="002ebb0d" fo:background-color="transparent" style:font-size-asian="10pt" style:font-style-asian="normal" style:font-weight-asian="normal" style:font-size-complex="10pt"/>
    </style:style>
    <style:style style:name="P21"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paragraph-rsid="002ebb0d" fo:background-color="transparent" style:font-size-asian="10pt" style:font-style-asian="normal" style:font-weight-asian="normal" style:font-size-complex="10pt"/>
    </style:style>
    <style:style style:name="P22"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48e672" officeooo:paragraph-rsid="00519d91" style:font-size-asian="10pt" style:font-style-asian="normal" style:font-weight-asian="normal" style:font-size-complex="10pt"/>
    </style:style>
    <style:style style:name="P23"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4b1037" style:font-size-asian="9pt" style:font-style-asian="normal" style:font-weight-asian="normal" style:font-size-complex="9pt"/>
    </style:style>
    <style:style style:name="P24"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paragraph-rsid="00519d91" style:font-size-asian="9pt" style:font-style-asian="normal" style:font-weight-asian="normal" style:font-size-complex="9pt"/>
    </style:style>
    <style:style style:name="P25"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9pt" fo:font-style="normal" fo:font-weight="normal" officeooo:rsid="0048e672" officeooo:paragraph-rsid="00519d91" style:font-size-asian="9pt" style:font-style-asian="normal" style:font-weight-asian="normal" style:font-size-complex="9pt"/>
    </style:style>
    <style:style style:name="P2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2ebb0d" officeooo:paragraph-rsid="002ebb0d" fo:background-color="#ffff00" style:font-size-asian="9.60000038146973pt" style:font-style-asian="normal" style:font-weight-asian="normal" style:font-size-complex="11pt"/>
    </style:style>
    <style:style style:name="P2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30286e" officeooo:paragraph-rsid="0030286e" fo:background-color="#ffff00" style:font-size-asian="11pt" style:font-style-asian="normal" style:font-weight-asian="normal" style:font-size-complex="11pt"/>
    </style:style>
    <style:style style:name="P28" style:family="paragraph" style:parent-style-name="Standard">
      <loext:graphic-properties draw:fill="solid" draw:fill-color="#ffffff"/>
      <style:paragraph-properties fo:background-color="#ffffff" fo:padding="0cm" fo:border="none" style:shadow="none"/>
      <style:text-properties style:font-name="Consolas" fo:font-size="10pt" officeooo:paragraph-rsid="002ebb0d" fo:background-color="transparent" style:font-size-asian="10pt" style:font-size-complex="10pt"/>
    </style:style>
    <style:style style:name="P29"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4c4ac" fo:background-color="transparent" style:font-size-asian="10pt" style:font-size-complex="10pt"/>
    </style:style>
    <style:style style:name="P30" style:family="paragraph" style:parent-style-name="Standard">
      <loext:graphic-properties draw:fill="solid" draw:fill-color="#ffffff"/>
      <style:paragraph-properties fo:background-color="#ffffff" fo:padding="0cm" fo:border="none" style:shadow="none"/>
      <style:text-properties style:font-name="Consolas" fo:font-size="10pt" officeooo:rsid="002ebb0d" officeooo:paragraph-rsid="0036f896" fo:background-color="transparent" style:font-size-asian="10pt" style:font-size-complex="10pt"/>
    </style:style>
    <style:style style:name="P31" style:family="paragraph" style:parent-style-name="Standard">
      <loext:graphic-properties draw:fill="solid" draw:fill-color="#ffffff"/>
      <style:paragraph-properties fo:background-color="#ffffff" fo:padding="0cm" fo:border="none" style:shadow="none"/>
      <style:text-properties style:font-name="Consolas" fo:font-size="10pt" officeooo:rsid="003b6e19" officeooo:paragraph-rsid="003b6e19" fo:background-color="transparent" style:font-size-asian="10pt" style:font-size-complex="10pt"/>
    </style:style>
    <style:style style:name="P32" style:family="paragraph" style:parent-style-name="Standard">
      <style:text-properties style:font-name="Consolas" fo:font-size="10pt" officeooo:rsid="003b6e19" officeooo:paragraph-rsid="003b6e19" fo:background-color="transparent" style:font-size-asian="10pt" style:font-size-complex="10pt"/>
    </style:style>
    <style:style style:name="P33"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48e672" style:font-size-asian="10pt" style:font-size-complex="10pt"/>
    </style:style>
    <style:style style:name="P34" style:family="paragraph" style:parent-style-name="Standard">
      <loext:graphic-properties draw:fill="solid" draw:fill-color="#ffffff"/>
      <style:paragraph-properties fo:background-color="#ffffff" fo:padding="0cm" fo:border="none" style:shadow="none"/>
      <style:text-properties style:font-name="Consolas" fo:font-size="10pt" officeooo:rsid="0048e672" officeooo:paragraph-rsid="00519d91" style:font-size-asian="10pt" style:font-size-complex="10pt"/>
    </style:style>
    <style:style style:name="P35" style:family="paragraph" style:parent-style-name="Standard">
      <loext:graphic-properties draw:fill="solid" draw:fill-color="#ffffff"/>
      <style:paragraph-properties fo:background-color="#ffffff" fo:padding="0cm" fo:border="none" style:shadow="none"/>
      <style:text-properties style:font-name="Consolas" fo:font-size="10pt" officeooo:rsid="0057de8c" officeooo:paragraph-rsid="0057de8c" style:font-size-asian="10pt" style:font-size-complex="10pt"/>
    </style:style>
    <style:style style:name="P36"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37"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b6e19" fo:background-color="transparent" style:font-size-asian="9pt" style:font-size-complex="9pt"/>
    </style:style>
    <style:style style:name="P38" style:family="paragraph" style:parent-style-name="Standard">
      <loext:graphic-properties draw:fill="solid" draw:fill-color="#ffffff"/>
      <style:paragraph-properties fo:background-color="#ffffff" fo:padding="0cm" fo:border="none" style:shadow="none"/>
      <style:text-properties style:font-name="Consolas" fo:font-size="9pt" officeooo:rsid="003b6e19" officeooo:paragraph-rsid="003ca8a6" fo:background-color="transparent" style:font-size-asian="9pt" style:font-size-complex="9pt"/>
    </style:style>
    <style:style style:name="P39" style:family="paragraph" style:parent-style-name="Standard">
      <loext:graphic-properties draw:fill="solid" draw:fill-color="#ffffff"/>
      <style:paragraph-properties fo:background-color="#ffffff" fo:padding="0cm" fo:border="none" style:shadow="none"/>
      <style:text-properties style:font-name="Consolas" fo:font-size="9pt" style:font-size-asian="9pt" style:font-size-complex="9pt"/>
    </style:style>
    <style:style style:name="P40" style:family="paragraph" style:parent-style-name="Standard">
      <style:text-properties style:font-name="Consolas" fo:font-size="9pt" style:font-size-asian="9pt" style:font-size-complex="9pt"/>
    </style:style>
    <style:style style:name="P41" style:family="paragraph" style:parent-style-name="Standard">
      <loext:graphic-properties draw:fill="solid" draw:fill-color="#ffffff"/>
      <style:paragraph-properties fo:background-color="#ffffff" fo:padding="0cm" fo:border="none" style:shadow="none"/>
      <style:text-properties style:font-name="Consolas" fo:font-size="9pt" officeooo:paragraph-rsid="004b1037" style:font-size-asian="9pt" style:font-size-complex="9pt"/>
    </style:style>
    <style:style style:name="P42" style:family="paragraph" style:parent-style-name="Standard">
      <style:text-properties style:font-name="Consolas" fo:font-size="9pt" officeooo:paragraph-rsid="00519d91" style:font-size-asian="9pt" style:font-size-complex="9pt"/>
    </style:style>
    <style:style style:name="P43" style:family="paragraph" style:parent-style-name="Standard">
      <loext:graphic-properties draw:fill="solid" draw:fill-color="#ffffff"/>
      <style:paragraph-properties fo:background-color="#ffffff" fo:padding="0cm" fo:border="none" style:shadow="none"/>
      <style:text-properties style:font-name="Consolas" fo:font-size="9pt" officeooo:paragraph-rsid="00519d91" style:font-size-asian="9pt" style:font-size-complex="9pt"/>
    </style:style>
    <style:style style:name="P44" style:family="paragraph" style:parent-style-name="Standard">
      <style:text-properties style:font-name="Consolas"/>
    </style:style>
    <style:style style:name="P45" style:family="paragraph" style:parent-style-name="Standard">
      <style:text-properties style:font-name="Consolas" officeooo:rsid="0048e672" officeooo:paragraph-rsid="0048e672"/>
    </style:style>
    <style:style style:name="P46" style:family="paragraph" style:parent-style-name="Text_20_body">
      <style:text-properties officeooo:rsid="0045b895" officeooo:paragraph-rsid="0045b895"/>
    </style:style>
    <style:style style:name="P47" style:family="paragraph" style:parent-style-name="Standard">
      <style:text-properties officeooo:rsid="003b6e19" officeooo:paragraph-rsid="003b6e19" fo:background-color="#ffff00"/>
    </style:style>
    <style:style style:name="P48" style:family="paragraph" style:parent-style-name="Text_20_body">
      <style:text-properties officeooo:rsid="003b6e19" officeooo:paragraph-rsid="003b6e19" fo:background-color="#ffff00"/>
    </style:style>
    <style:style style:name="P49" style:family="paragraph" style:parent-style-name="Standard">
      <style:text-properties officeooo:rsid="003ca8a6" officeooo:paragraph-rsid="003ca8a6" fo:background-color="#ffff00"/>
    </style:style>
    <style:style style:name="P50" style:family="paragraph" style:parent-style-name="Standard">
      <style:text-properties officeooo:rsid="0049c6aa" officeooo:paragraph-rsid="0049c6aa" fo:background-color="#ffff00"/>
    </style:style>
    <style:style style:name="P51" style:family="paragraph" style:parent-style-name="Text_20_body">
      <style:text-properties officeooo:rsid="0048e672" officeooo:paragraph-rsid="0048e672" fo:background-color="#ffff00"/>
    </style:style>
    <style:style style:name="P52" style:family="paragraph" style:parent-style-name="Text_20_body">
      <style:text-properties officeooo:rsid="005ae16e" officeooo:paragraph-rsid="005ae16e" fo:background-color="#ffff00"/>
    </style:style>
    <style:style style:name="P53" style:family="paragraph" style:parent-style-name="Text_20_body">
      <style:text-properties officeooo:rsid="00648bcb" officeooo:paragraph-rsid="00648bcb" fo:background-color="#ffff00"/>
    </style:style>
    <style:style style:name="P54" style:family="paragraph" style:parent-style-name="Text_20_body">
      <style:text-properties officeooo:rsid="00653ee2" officeooo:paragraph-rsid="00653ee2" fo:background-color="#ffff00"/>
    </style:style>
    <style:style style:name="P55" style:family="paragraph" style:parent-style-name="Standard">
      <style:text-properties officeooo:rsid="006eb17c" officeooo:paragraph-rsid="006eb17c" fo:background-color="#ffff00"/>
    </style:style>
    <style:style style:name="P56" style:family="paragraph" style:parent-style-name="Standard">
      <loext:graphic-properties draw:fill="solid" draw:fill-color="#ffffff"/>
      <style:paragraph-properties fo:background-color="#ffffff" fo:padding="0cm" fo:border="none" style:shadow="none"/>
      <style:text-properties officeooo:rsid="006eb17c" officeooo:paragraph-rsid="006eb17c" fo:background-color="#ffff00"/>
    </style:style>
    <style:style style:name="P57" style:family="paragraph" style:parent-style-name="Standard">
      <loext:graphic-properties draw:fill="solid" draw:fill-color="#ffffff"/>
      <style:paragraph-properties fo:background-color="#ffffff" fo:padding="0cm" fo:border="none" style:shadow="none"/>
      <style:text-properties officeooo:rsid="003b6e19" officeooo:paragraph-rsid="003b6e19"/>
    </style:style>
    <style:style style:name="P58" style:family="paragraph" style:parent-style-name="Text_20_body">
      <style:text-properties officeooo:rsid="00358762" officeooo:paragraph-rsid="00358762"/>
    </style:style>
    <style:style style:name="P59" style:family="paragraph" style:parent-style-name="Text_20_body">
      <style:text-properties officeooo:paragraph-rsid="004661f3"/>
    </style:style>
    <style:style style:name="P60" style:family="paragraph" style:parent-style-name="Text_20_body">
      <style:text-properties officeooo:rsid="0048e672" officeooo:paragraph-rsid="0048e672"/>
    </style:style>
    <style:style style:name="P61" style:family="paragraph" style:parent-style-name="Text_20_body">
      <style:text-properties officeooo:rsid="004dd8fa" officeooo:paragraph-rsid="004dd8fa"/>
    </style:style>
    <style:style style:name="P62" style:family="paragraph" style:parent-style-name="Standard">
      <loext:graphic-properties draw:fill="solid" draw:fill-color="#ffffff"/>
      <style:paragraph-properties fo:background-color="#ffffff" fo:padding="0cm" fo:border="none" style:shadow="none"/>
      <style:text-properties officeooo:paragraph-rsid="00519d91"/>
    </style:style>
    <style:style style:name="P63" style:family="paragraph" style:parent-style-name="Standard">
      <loext:graphic-properties draw:fill="solid" draw:fill-color="#ffffff"/>
      <style:paragraph-properties fo:background-color="#ffffff" fo:padding="0cm" fo:border="none" style:shadow="none"/>
      <style:text-properties officeooo:rsid="00542c69" officeooo:paragraph-rsid="00519d91"/>
    </style:style>
    <style:style style:name="P64" style:family="paragraph" style:parent-style-name="Text_20_body">
      <style:text-properties officeooo:rsid="004e35e6" officeooo:paragraph-rsid="004e35e6"/>
    </style:style>
    <style:style style:name="P65" style:family="paragraph" style:parent-style-name="Text_20_body">
      <style:text-properties officeooo:rsid="004e35e6" officeooo:paragraph-rsid="004f9ee7"/>
    </style:style>
    <style:style style:name="P66" style:family="paragraph" style:parent-style-name="Standard">
      <style:text-properties officeooo:rsid="0057de8c" officeooo:paragraph-rsid="0057de8c"/>
    </style:style>
    <style:style style:name="P67" style:family="paragraph" style:parent-style-name="Text_20_body">
      <style:text-properties officeooo:rsid="0057de8c" officeooo:paragraph-rsid="0057de8c"/>
    </style:style>
    <style:style style:name="P68" style:family="paragraph" style:parent-style-name="Standard">
      <loext:graphic-properties draw:fill="solid" draw:fill-color="#ffffff"/>
      <style:paragraph-properties fo:background-color="#ffffff" fo:padding="0cm" fo:border="none" style:shadow="none"/>
      <style:text-properties officeooo:rsid="00600d9c" officeooo:paragraph-rsid="00600d9c"/>
    </style:style>
    <style:style style:name="P69" style:family="paragraph" style:parent-style-name="Text_20_body">
      <style:text-properties officeooo:rsid="00600d9c" officeooo:paragraph-rsid="00600d9c"/>
    </style:style>
    <style:style style:name="P70" style:family="paragraph" style:parent-style-name="Text_20_body">
      <style:text-properties officeooo:paragraph-rsid="0057de8c"/>
    </style:style>
    <style:style style:name="P71" style:family="paragraph" style:parent-style-name="Text_20_body">
      <style:text-properties officeooo:rsid="005b9f5b" officeooo:paragraph-rsid="005b9f5b"/>
    </style:style>
    <style:style style:name="P72" style:family="paragraph" style:parent-style-name="Standard">
      <style:text-properties officeooo:rsid="00647d30" officeooo:paragraph-rsid="00647d30"/>
    </style:style>
    <style:style style:name="P73" style:family="paragraph" style:parent-style-name="Standard">
      <loext:graphic-properties draw:fill="solid" draw:fill-color="#ffffff"/>
      <style:paragraph-properties fo:background-color="#ffffff" fo:padding="0cm" fo:border="none" style:shadow="none"/>
      <style:text-properties officeooo:rsid="00647d30" officeooo:paragraph-rsid="00647d30"/>
    </style:style>
    <style:style style:name="P74" style:family="paragraph" style:parent-style-name="Text_20_body">
      <style:text-properties officeooo:rsid="00647d30" officeooo:paragraph-rsid="00647d30"/>
    </style:style>
    <style:style style:name="P75" style:family="paragraph" style:parent-style-name="Text_20_body">
      <style:text-properties officeooo:rsid="00647d30" officeooo:paragraph-rsid="00653ee2"/>
    </style:style>
    <style:style style:name="P76" style:family="paragraph" style:parent-style-name="Text_20_body">
      <style:text-properties officeooo:paragraph-rsid="00600d9c"/>
    </style:style>
    <style:style style:name="P77" style:family="paragraph" style:parent-style-name="Standard">
      <style:text-properties officeooo:rsid="006a3e06" officeooo:paragraph-rsid="006b1882"/>
    </style:style>
    <style:style style:name="P78"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79" style:family="paragraph" style:parent-style-name="Text_20_body">
      <style:text-properties officeooo:rsid="006a3e06" officeooo:paragraph-rsid="006b1882"/>
    </style:style>
    <style:style style:name="P80" style:family="paragraph" style:parent-style-name="Text_20_body">
      <style:text-properties officeooo:rsid="006eb17c" officeooo:paragraph-rsid="006eb17c"/>
    </style:style>
    <style:style style:name="P81" style:family="paragraph" style:parent-style-name="Contents_20_1">
      <style:paragraph-properties>
        <style:tab-stops>
          <style:tab-stop style:position="17cm" style:type="right" style:leader-style="dotted" style:leader-text="."/>
        </style:tab-stops>
      </style:paragraph-properties>
    </style:style>
    <style:style style:name="P82" style:family="paragraph" style:parent-style-name="Contents_20_2">
      <style:paragraph-properties>
        <style:tab-stops>
          <style:tab-stop style:position="17cm" style:type="right" style:leader-style="dotted" style:leader-text="."/>
        </style:tab-stops>
      </style:paragraph-properties>
    </style:style>
    <style:style style:name="P83" style:family="paragraph" style:parent-style-name="Contents_20_3">
      <style:paragraph-properties>
        <style:tab-stops>
          <style:tab-stop style:position="17cm" style:type="right" style:leader-style="dotted" style:leader-text="."/>
        </style:tab-stops>
      </style:paragraph-properties>
    </style:style>
    <style:style style:name="P84" style:family="paragraph" style:parent-style-name="Heading_20_1">
      <style:text-properties officeooo:rsid="001a19c6" officeooo:paragraph-rsid="001a19c6"/>
    </style:style>
    <style:style style:name="P85" style:family="paragraph" style:parent-style-name="Heading_20_2">
      <style:text-properties officeooo:rsid="001c0d02" officeooo:paragraph-rsid="001c0d02"/>
    </style:style>
    <style:style style:name="P86" style:family="paragraph" style:parent-style-name="Heading_20_2">
      <style:text-properties officeooo:rsid="00204fe5" officeooo:paragraph-rsid="00204fe5"/>
    </style:style>
    <style:style style:name="P87" style:family="paragraph" style:parent-style-name="Heading_20_2">
      <style:text-properties officeooo:rsid="002528a1" officeooo:paragraph-rsid="002528a1"/>
    </style:style>
    <style:style style:name="P88" style:family="paragraph" style:parent-style-name="Heading_20_2">
      <style:text-properties officeooo:rsid="0032c484" officeooo:paragraph-rsid="0032c484"/>
    </style:style>
    <style:style style:name="P89" style:family="paragraph" style:parent-style-name="Heading_20_2">
      <style:text-properties officeooo:rsid="0045b895" officeooo:paragraph-rsid="0045b895"/>
    </style:style>
    <style:style style:name="P90" style:family="paragraph" style:parent-style-name="Heading_20_2">
      <style:text-properties officeooo:rsid="004dd8fa" officeooo:paragraph-rsid="004dd8fa"/>
    </style:style>
    <style:style style:name="P91" style:family="paragraph" style:parent-style-name="Heading_20_2">
      <style:text-properties officeooo:rsid="0056cbff" officeooo:paragraph-rsid="0056cbff"/>
    </style:style>
    <style:style style:name="P92" style:family="paragraph" style:parent-style-name="Heading_20_2">
      <style:text-properties officeooo:rsid="005ef249" officeooo:paragraph-rsid="005ef249"/>
    </style:style>
    <style:style style:name="P93" style:family="paragraph" style:parent-style-name="Heading_20_2">
      <style:text-properties officeooo:rsid="00647d30" officeooo:paragraph-rsid="00647d30"/>
    </style:style>
    <style:style style:name="P94" style:family="paragraph" style:parent-style-name="Heading_20_2">
      <style:text-properties officeooo:rsid="006a3e06" officeooo:paragraph-rsid="006a3e06"/>
    </style:style>
    <style:style style:name="P95" style:family="paragraph" style:parent-style-name="Heading_20_3">
      <style:text-properties officeooo:paragraph-rsid="0075b53f"/>
    </style:style>
    <style:style style:name="P96" style:family="paragraph" style:parent-style-name="Standard">
      <loext:graphic-properties draw:fill="solid" draw:fill-color="#ffffff"/>
      <style:paragraph-properties fo:background-color="#ffffff" fo:padding="0cm" fo:border="none" style:shadow="none"/>
      <style:text-properties fo:color="#080808" loext:opacity="100%" style:font-name="Consolas" fo:font-size="10pt" fo:font-style="normal" fo:font-weight="normal" officeooo:rsid="006a3e06" officeooo:paragraph-rsid="006b1882" style:font-size-asian="10pt" style:font-style-asian="normal" style:font-weight-asian="normal" style:font-size-complex="10pt"/>
    </style:style>
    <style:style style:name="P9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6eb17c" officeooo:paragraph-rsid="006eb17c" fo:background-color="#ffff00" style:font-size-asian="11pt" style:font-style-asian="normal" style:font-weight-asian="normal" style:font-size-complex="11pt"/>
    </style:style>
    <style:style style:name="P98" style:family="paragraph" style:parent-style-name="Standard">
      <loext:graphic-properties draw:fill="solid" draw:fill-color="#ffffff"/>
      <style:paragraph-properties fo:background-color="#ffffff" fo:padding="0cm" fo:border="none" style:shadow="none"/>
      <style:text-properties style:font-name="Consolas" fo:font-size="10pt" officeooo:rsid="006a3e06" officeooo:paragraph-rsid="006b1882"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officeooo:rsid="006a3e06" officeooo:paragraph-rsid="006b1882"/>
    </style:style>
    <style:style style:name="P100" style:family="paragraph" style:parent-style-name="Standard">
      <style:text-properties officeooo:paragraph-rsid="007943d8"/>
    </style:style>
    <style:style style:name="P101" style:family="paragraph" style:parent-style-name="Text_20_body" style:list-style-name="L1">
      <style:text-properties officeooo:rsid="001e5335" officeooo:paragraph-rsid="001e5335"/>
    </style:style>
    <style:style style:name="P102" style:family="paragraph" style:parent-style-name="Text_20_body" style:list-style-name="L2">
      <style:text-properties officeooo:rsid="00204fe5" officeooo:paragraph-rsid="00204fe5"/>
    </style:style>
    <style:style style:name="P103" style:family="paragraph" style:parent-style-name="Text_20_body" style:list-style-name="L3">
      <style:text-properties officeooo:rsid="0021f1a1" officeooo:paragraph-rsid="0021f1a1"/>
    </style:style>
    <style:style style:name="P104" style:family="paragraph" style:parent-style-name="Text_20_body" style:list-style-name="L3">
      <style:text-properties officeooo:rsid="0022ebf6" officeooo:paragraph-rsid="0022ebf6"/>
    </style:style>
    <style:style style:name="P105" style:family="paragraph" style:parent-style-name="Text_20_body" style:list-style-name="L4">
      <style:text-properties officeooo:rsid="00294075" officeooo:paragraph-rsid="00294075"/>
    </style:style>
    <style:style style:name="P106" style:family="paragraph" style:parent-style-name="Text_20_body">
      <style:text-properties officeooo:rsid="0072b6de" officeooo:paragraph-rsid="0075b53f"/>
    </style:style>
    <style:style style:name="P107" style:family="paragraph" style:parent-style-name="Text_20_body">
      <style:text-properties officeooo:rsid="006a3e06" officeooo:paragraph-rsid="0073d508"/>
    </style:style>
    <style:style style:name="P108" style:family="paragraph" style:parent-style-name="Text_20_body">
      <style:text-properties officeooo:rsid="0073d508" officeooo:paragraph-rsid="0073dc01"/>
    </style:style>
    <style:style style:name="P109" style:family="paragraph" style:parent-style-name="Text_20_body" style:list-style-name="L5">
      <style:text-properties officeooo:paragraph-rsid="0073dc01"/>
    </style:style>
    <style:style style:name="P110" style:family="paragraph" style:parent-style-name="Text_20_body" style:list-style-name="L5">
      <style:text-properties officeooo:paragraph-rsid="007780af"/>
    </style:style>
    <style:style style:name="P111" style:family="paragraph" style:parent-style-name="Text_20_body" style:list-style-name="L5">
      <style:text-properties officeooo:paragraph-rsid="007943d8"/>
    </style:style>
    <style:style style:name="P112" style:family="paragraph" style:parent-style-name="Text_20_body">
      <style:text-properties officeooo:rsid="0073dc01" officeooo:paragraph-rsid="0075b53f"/>
    </style:style>
    <style:style style:name="P113" style:family="paragraph" style:parent-style-name="Text_20_body">
      <style:text-properties officeooo:rsid="0073dc01" officeooo:paragraph-rsid="007943d8"/>
    </style:style>
    <style:style style:name="P114" style:family="paragraph" style:parent-style-name="Text_20_body">
      <style:text-properties officeooo:rsid="0075b53f" officeooo:paragraph-rsid="0075b53f"/>
    </style:style>
    <style:style style:name="P115" style:family="paragraph" style:parent-style-name="Text_20_body">
      <style:text-properties officeooo:rsid="0075b53f" officeooo:paragraph-rsid="007943d8"/>
    </style:style>
    <style:style style:name="P116" style:family="paragraph" style:parent-style-name="Text_20_body">
      <style:text-properties officeooo:rsid="00760f17" officeooo:paragraph-rsid="007943d8"/>
    </style:style>
    <style:style style:name="P117" style:family="paragraph" style:parent-style-name="Text_20_body">
      <style:text-properties officeooo:paragraph-rsid="007943d8"/>
    </style:style>
    <style:style style:name="T1" style:family="text">
      <style:text-properties officeooo:rsid="001d2800"/>
    </style:style>
    <style:style style:name="T2" style:family="text">
      <style:text-properties officeooo:rsid="00204fe5"/>
    </style:style>
    <style:style style:name="T3" style:family="text">
      <style:text-properties officeooo:rsid="0026f074"/>
    </style:style>
    <style:style style:name="T4" style:family="text">
      <style:text-properties officeooo:rsid="00294075"/>
    </style:style>
    <style:style style:name="T5" style:family="text">
      <style:text-properties officeooo:rsid="002a4c72"/>
    </style:style>
    <style:style style:name="T6" style:family="text">
      <style:text-properties fo:color="#0033b3" loext:opacity="100%" fo:font-style="normal" fo:font-weight="normal" style:font-style-asian="normal" style:font-weight-asian="normal"/>
    </style:style>
    <style:style style:name="T7" style:family="text">
      <style:text-properties fo:color="#0033b3" loext:opacity="100%" style:font-name="Consolas" fo:font-size="9pt" fo:font-style="normal" fo:font-weight="normal" fo:background-color="transparent" loext:char-shading-value="0" style:font-size-asian="9pt" style:font-style-asian="normal" style:font-weight-asian="normal" style:font-size-complex="9pt"/>
    </style:style>
    <style:style style:name="T8" style:family="text">
      <style:text-properties fo:color="#0033b3" loext:opacity="100%" style:font-name="Consolas" fo:font-size="9pt" fo:font-style="normal" fo:font-weight="normal" style:font-size-asian="9pt" style:font-style-asian="normal" style:font-weight-asian="normal" style:font-size-complex="9pt"/>
    </style:style>
    <style:style style:name="T9" style:family="text">
      <style:text-properties fo:color="#0033b3" loext:opacity="100%" style:font-name="Consolas" fo:font-size="10pt" fo:font-style="normal" fo:font-weight="normal" style:font-size-asian="10pt" style:font-style-asian="normal" style:font-weight-asian="normal" style:font-size-complex="10pt"/>
    </style:style>
    <style:style style:name="T10" style:family="text">
      <style:text-properties fo:color="#0033b3" loext:opacity="100%" style:font-name="JetBrains Mono" fo:font-size="10pt" fo:font-style="normal" fo:font-weight="normal" style:font-size-asian="10pt" style:font-style-asian="normal" style:font-weight-asian="normal"/>
    </style:style>
    <style:style style:name="T11" style:family="text">
      <style:text-properties fo:color="#000000" loext:opacity="100%" fo:font-style="normal" fo:font-weight="normal" style:font-style-asian="normal" style:font-weight-asian="normal"/>
    </style:style>
    <style:style style:name="T12" style:family="text">
      <style:text-properties fo:color="#000000" loext:opacity="100%" style:font-name="Consolas" fo:font-size="9pt" fo:font-style="normal" fo:font-weight="normal" fo:background-color="transparent" loext:char-shading-value="0" style:font-size-asian="9pt" style:font-style-asian="normal" style:font-weight-asian="normal" style:font-size-complex="9pt"/>
    </style:style>
    <style:style style:name="T13" style:family="text">
      <style:text-properties fo:color="#000000" loext:opacity="100%" style:font-name="Consolas" fo:font-size="9pt" fo:font-style="normal" fo:font-weight="normal" style:font-size-asian="9pt" style:font-style-asian="normal" style:font-weight-asian="normal" style:font-size-complex="9pt"/>
    </style:style>
    <style:style style:name="T14" style:family="text">
      <style:text-properties fo:color="#000000" loext:opacity="100%" style:font-name="Consolas" fo:font-size="10pt" fo:font-style="normal" fo:font-weight="normal" style:font-size-asian="10pt" style:font-style-asian="normal" style:font-weight-asian="normal" style:font-size-complex="10pt"/>
    </style:style>
    <style:style style:name="T15" style:family="text">
      <style:text-properties fo:color="#000000" loext:opacity="100%" style:font-name="JetBrains Mono" fo:font-size="10pt" fo:font-style="normal" fo:font-weight="normal" style:font-size-asian="10pt" style:font-style-asian="normal" style:font-weight-asian="normal"/>
    </style:style>
    <style:style style:name="T16" style:family="text">
      <style:text-properties fo:color="#080808" loext:opacity="100%" fo:font-style="normal" fo:font-weight="normal" style:font-style-asian="normal" style:font-weight-asian="normal"/>
    </style:style>
    <style:style style:name="T17" style:family="text">
      <style:text-properties fo:color="#080808" loext:opacity="100%" fo:font-style="italic" fo:font-weight="normal" style:font-style-asian="italic" style:font-weight-asian="normal"/>
    </style:style>
    <style:style style:name="T18" style:family="text">
      <style:text-properties fo:color="#080808" loext:opacity="100%" style:font-name="Consolas" fo:font-size="9pt" fo:font-style="normal" fo:font-weight="normal" fo:background-color="transparent" loext:char-shading-value="0" style:font-size-asian="9pt" style:font-style-asian="normal" style:font-weight-asian="normal" style:font-size-complex="9pt"/>
    </style:style>
    <style:style style:name="T19" style:family="text">
      <style:text-properties fo:color="#080808" loext:opacity="100%" style:font-name="Consolas" fo:font-size="9pt" fo:font-style="normal" fo:font-weight="normal" style:font-size-asian="9pt" style:font-style-asian="normal" style:font-weight-asian="normal" style:font-size-complex="9pt"/>
    </style:style>
    <style:style style:name="T20" style:family="text">
      <style:text-properties fo:color="#080808" loext:opacity="100%" style:font-name="Consolas" fo:font-size="10pt" fo:font-style="normal" fo:font-weight="normal" style:font-size-asian="10pt" style:font-style-asian="normal" style:font-weight-asian="normal" style:font-size-complex="10pt"/>
    </style:style>
    <style:style style:name="T21" style:family="text">
      <style:text-properties fo:color="#080808" loext:opacity="100%" style:font-name="JetBrains Mono" fo:font-size="10pt" fo:font-style="normal" fo:font-weight="normal" style:font-size-asian="10pt" style:font-style-asian="normal" style:font-weight-asian="normal"/>
    </style:style>
    <style:style style:name="T22" style:family="text">
      <style:text-properties fo:color="#8c8c8c" loext:opacity="100%" fo:font-style="italic" fo:font-weight="normal" style:font-style-asian="italic" style:font-weight-asian="normal"/>
    </style:style>
    <style:style style:name="T23" style:family="text">
      <style:text-properties fo:color="#8c8c8c" loext:opacity="100%" fo:font-style="italic" fo:font-weight="normal" officeooo:rsid="0036f896" style:font-style-asian="italic" style:font-weight-asian="normal"/>
    </style:style>
    <style:style style:name="T24" style:family="text">
      <style:text-properties fo:color="#8c8c8c" loext:opacity="100%" fo:font-style="italic" fo:font-weight="normal" officeooo:rsid="00294075" style:font-style-asian="italic" style:font-weight-asian="normal"/>
    </style:style>
    <style:style style:name="T25" style:family="text">
      <style:text-properties fo:color="#8c8c8c" loext:opacity="100%" style:font-name="Consolas" fo:font-size="9pt" fo:font-style="italic" fo:font-weight="normal" fo:background-color="transparent" loext:char-shading-value="0" style:font-size-asian="9pt" style:font-style-asian="italic" style:font-weight-asian="normal" style:font-size-complex="9pt"/>
    </style:style>
    <style:style style:name="T26" style:family="text">
      <style:text-properties fo:color="#8c8c8c" loext:opacity="100%" style:font-name="Consolas" fo:font-size="9pt" fo:font-style="italic" fo:font-weight="normal" style:font-size-asian="9pt" style:font-style-asian="italic" style:font-weight-asian="normal" style:font-size-complex="9pt"/>
    </style:style>
    <style:style style:name="T27" style:family="text">
      <style:text-properties fo:color="#8c8c8c" loext:opacity="100%" style:font-name="Consolas" fo:font-size="10pt" fo:font-style="italic" fo:font-weight="normal" style:font-size-asian="10pt" style:font-style-asian="italic" style:font-weight-asian="normal" style:font-size-complex="10pt"/>
    </style:style>
    <style:style style:name="T28" style:family="text">
      <style:text-properties fo:color="#871094" loext:opacity="100%" fo:font-style="normal" fo:font-weight="normal" style:font-style-asian="normal" style:font-weight-asian="normal"/>
    </style:style>
    <style:style style:name="T29" style:family="text">
      <style:text-properties fo:color="#871094" loext:opacity="100%" fo:font-style="italic" fo:font-weight="normal" style:font-style-asian="italic" style:font-weight-asian="normal"/>
    </style:style>
    <style:style style:name="T30" style:family="text">
      <style:text-properties fo:color="#871094" loext:opacity="100%" style:font-name="JetBrains Mono" fo:font-size="10pt" fo:font-style="italic" fo:font-weight="normal" style:font-size-asian="10pt" style:font-style-asian="italic" style:font-weight-asian="normal"/>
    </style:style>
    <style:style style:name="T31" style:family="text">
      <style:text-properties fo:color="#871094" loext:opacity="100%" style:font-name="Consolas" fo:font-size="9pt" fo:font-style="normal" fo:font-weight="normal" style:font-size-asian="9pt" style:font-style-asian="normal" style:font-weight-asian="normal" style:font-size-complex="9pt"/>
    </style:style>
    <style:style style:name="T32" style:family="text">
      <style:text-properties fo:color="#871094" loext:opacity="100%" style:font-name="Consolas" fo:font-size="10pt" fo:font-style="italic" fo:font-weight="normal" style:font-size-asian="10pt" style:font-style-asian="italic" style:font-weight-asian="normal" style:font-size-complex="10pt"/>
    </style:style>
    <style:style style:name="T33" style:family="text">
      <style:text-properties fo:color="#871094" loext:opacity="100%" style:font-name="Consolas" fo:font-size="10pt" fo:font-style="normal" fo:font-weight="normal" style:font-size-asian="10pt" style:font-style-asian="normal" style:font-weight-asian="normal" style:font-size-complex="10pt"/>
    </style:style>
    <style:style style:name="T34" style:family="text">
      <style:text-properties fo:color="#00627a" loext:opacity="100%" fo:font-style="normal" fo:font-weight="normal" style:font-style-asian="normal" style:font-weight-asian="normal"/>
    </style:style>
    <style:style style:name="T35" style:family="text">
      <style:text-properties fo:color="#00627a" loext:opacity="100%" style:font-name="Consolas" fo:font-size="9pt" fo:font-style="normal" fo:font-weight="normal" fo:background-color="transparent" loext:char-shading-value="0" style:font-size-asian="9pt" style:font-style-asian="normal" style:font-weight-asian="normal" style:font-size-complex="9pt"/>
    </style:style>
    <style:style style:name="T36" style:family="text">
      <style:text-properties fo:color="#00627a" loext:opacity="100%" style:font-name="Consolas" fo:font-size="10pt" fo:font-style="normal" fo:font-weight="normal" style:font-size-asian="10pt" style:font-style-asian="normal" style:font-weight-asian="normal" style:font-size-complex="10pt"/>
    </style:style>
    <style:style style:name="T37" style:family="text">
      <style:text-properties fo:color="#00627a" loext:opacity="100%" style:font-name="JetBrains Mono" fo:font-size="10pt" fo:font-style="normal" fo:font-weight="normal" style:font-size-asian="10pt" style:font-style-asian="normal" style:font-weight-asian="normal"/>
    </style:style>
    <style:style style:name="T38" style:family="text">
      <style:text-properties fo:color="#067d17" loext:opacity="100%" fo:font-style="normal" fo:font-weight="normal" style:font-style-asian="normal" style:font-weight-asian="normal"/>
    </style:style>
    <style:style style:name="T39" style:family="text">
      <style:text-properties fo:color="#067d17" loext:opacity="100%" style:font-name="Consolas" fo:font-size="9pt" fo:font-style="normal" fo:font-weight="normal" fo:background-color="transparent" loext:char-shading-value="0" style:font-size-asian="9pt" style:font-style-asian="normal" style:font-weight-asian="normal" style:font-size-complex="9pt"/>
    </style:style>
    <style:style style:name="T40" style:family="text">
      <style:text-properties fo:color="#067d17" loext:opacity="100%" style:font-name="Consolas" fo:font-size="9pt" fo:font-style="normal" fo:font-weight="normal" style:font-size-asian="9pt" style:font-style-asian="normal" style:font-weight-asian="normal" style:font-size-complex="9pt"/>
    </style:style>
    <style:style style:name="T41" style:family="text">
      <style:text-properties fo:color="#067d17" loext:opacity="100%" style:font-name="Consolas" fo:font-size="10pt" fo:font-style="normal" fo:font-weight="normal" style:font-size-asian="10pt" style:font-style-asian="normal" style:font-weight-asian="normal" style:font-size-complex="10pt"/>
    </style:style>
    <style:style style:name="T42" style:family="text">
      <style:text-properties fo:color="#067d17" loext:opacity="100%" style:font-name="JetBrains Mono" fo:font-size="10pt" fo:font-style="normal" fo:font-weight="normal" style:font-size-asian="10pt" style:font-style-asian="normal" style:font-weight-asian="normal"/>
    </style:style>
    <style:style style:name="T43" style:family="text">
      <style:text-properties fo:color="#9e880d" loext:opacity="100%" fo:font-style="normal" fo:font-weight="normal" style:font-style-asian="normal" style:font-weight-asian="normal"/>
    </style:style>
    <style:style style:name="T44" style:family="text">
      <style:text-properties fo:color="#9e880d" loext:opacity="100%" style:font-name="Consolas" fo:font-size="9pt" fo:font-style="normal" fo:font-weight="normal" fo:background-color="transparent" loext:char-shading-value="0" style:font-size-asian="9pt" style:font-style-asian="normal" style:font-weight-asian="normal" style:font-size-complex="9pt"/>
    </style:style>
    <style:style style:name="T45" style:family="text">
      <style:text-properties fo:color="#9e880d" loext:opacity="100%" style:font-name="Consolas" fo:font-size="9pt" fo:font-style="normal" fo:font-weight="normal" style:font-size-asian="9pt" style:font-style-asian="normal" style:font-weight-asian="normal" style:font-size-complex="9pt"/>
    </style:style>
    <style:style style:name="T46" style:family="text">
      <style:text-properties fo:color="#9e880d" loext:opacity="100%" style:font-name="Consolas" fo:font-size="10pt" fo:font-style="normal" fo:font-weight="normal" style:font-size-asian="10pt" style:font-style-asian="normal" style:font-weight-asian="normal" style:font-size-complex="10pt"/>
    </style:style>
    <style:style style:name="T47" style:family="text">
      <style:text-properties fo:color="#9e880d" loext:opacity="100%" style:font-name="JetBrains Mono" fo:font-size="10pt" fo:font-style="normal" fo:font-weight="normal" style:font-size-asian="10pt" style:font-style-asian="normal" style:font-weight-asian="normal"/>
    </style:style>
    <style:style style:name="T48" style:family="text">
      <style:text-properties officeooo:rsid="00367bf4"/>
    </style:style>
    <style:style style:name="T49" style:family="text">
      <style:text-properties style:font-name="Consolas" fo:font-size="9pt" fo:background-color="transparent" loext:char-shading-value="0" style:font-size-asian="9pt" style:font-size-complex="9pt"/>
    </style:style>
    <style:style style:name="T50" style:family="text">
      <style:text-properties style:font-name="Consolas" fo:font-size="9pt" style:font-size-asian="9pt" style:font-size-complex="9pt"/>
    </style:style>
    <style:style style:name="T51" style:family="text">
      <style:text-properties style:font-name="Consolas" fo:font-size="10pt" style:font-size-asian="10pt" style:font-size-complex="10pt"/>
    </style:style>
    <style:style style:name="T52" style:family="text">
      <style:text-properties fo:color="#0037a6" loext:opacity="100%" fo:font-style="normal" fo:font-weight="normal" style:font-style-asian="normal" style:font-weight-asian="normal"/>
    </style:style>
    <style:style style:name="T53" style:family="text">
      <style:text-properties officeooo:rsid="004661f3"/>
    </style:style>
    <style:style style:name="T54" style:family="text">
      <style:text-properties officeooo:rsid="0047c517"/>
    </style:style>
    <style:style style:name="T55" style:family="text">
      <style:text-properties officeooo:rsid="004e35e6"/>
    </style:style>
    <style:style style:name="T56" style:family="text">
      <style:text-properties officeooo:rsid="004f9ee7"/>
    </style:style>
    <style:style style:name="T57" style:family="text">
      <style:text-properties style:font-name="Calibri1" fo:font-size="10.5pt" officeooo:rsid="0049c6aa" fo:background-color="transparent" loext:char-shading-value="0" style:font-size-asian="10.5pt" style:font-size-complex="10.5pt"/>
    </style:style>
    <style:style style:name="T58" style:family="text">
      <style:text-properties fo:color="#ff0000" loext:opacity="100%" fo:font-style="normal" style:text-underline-style="solid" style:text-underline-width="auto" style:text-underline-color="font-color" fo:font-weight="normal" style:font-style-asian="normal" style:font-weight-asian="normal"/>
    </style:style>
    <style:style style:name="T59" style:family="text">
      <style:text-properties officeooo:rsid="0057de8c"/>
    </style:style>
    <style:style style:name="T60" style:family="text">
      <style:text-properties officeooo:rsid="0059b4a1"/>
    </style:style>
    <style:style style:name="T61" style:family="text">
      <style:text-properties officeooo:rsid="0059baf9"/>
    </style:style>
    <style:style style:name="T62" style:family="text">
      <style:text-properties officeooo:rsid="0059ff77"/>
    </style:style>
    <style:style style:name="T63" style:family="text">
      <style:text-properties fo:color="#1750eb" loext:opacity="100%" style:font-name="JetBrains Mono" fo:font-size="10pt" fo:font-style="normal" fo:font-weight="normal" style:font-size-asian="10pt" style:font-style-asian="normal" style:font-weight-asian="normal"/>
    </style:style>
    <style:style style:name="T64" style:family="text">
      <style:text-properties fo:color="#1750eb" loext:opacity="100%" fo:font-style="normal" fo:font-weight="normal" style:font-style-asian="normal" style:font-weight-asian="normal"/>
    </style:style>
    <style:style style:name="T65" style:family="text">
      <style:text-properties fo:color="#1750eb" loext:opacity="100%" style:font-name="Consolas" fo:font-size="10pt" fo:font-style="normal" fo:font-weight="normal" style:font-size-asian="10pt" style:font-style-asian="normal" style:font-weight-asian="normal" style:font-size-complex="10pt"/>
    </style:style>
    <style:style style:name="T66" style:family="text">
      <style:text-properties officeooo:rsid="005b9f5b" fo:background-color="#ffff00" loext:char-shading-value="0"/>
    </style:style>
    <style:style style:name="T67" style:family="text">
      <style:text-properties officeooo:rsid="006d034d" fo:background-color="#ffff00" loext:char-shading-value="0"/>
    </style:style>
    <style:style style:name="T68" style:family="text">
      <style:text-properties officeooo:rsid="00600d9c"/>
    </style:style>
    <style:style style:name="T69" style:family="text">
      <style:text-properties officeooo:rsid="0062e9c8"/>
    </style:style>
    <style:style style:name="T70" style:family="text">
      <style:text-properties officeooo:rsid="006b1882"/>
    </style:style>
    <style:style style:name="T71" style:family="text">
      <style:text-properties officeooo:rsid="0073d508"/>
    </style:style>
    <style:style style:name="T72" style:family="text">
      <style:text-properties officeooo:rsid="0073dc01"/>
    </style:style>
    <style:style style:name="T73" style:family="text">
      <style:text-properties officeooo:rsid="0075b53f"/>
    </style:style>
    <style:style style:name="T74" style:family="text">
      <style:text-properties officeooo:rsid="00760f17"/>
    </style:style>
    <style:style style:name="T75" style:family="text">
      <style:text-properties officeooo:rsid="007780af"/>
    </style:style>
    <style:style style:name="T76" style:family="text">
      <style:text-properties officeooo:rsid="00779471"/>
    </style:style>
    <style:style style:name="T77" style:family="text">
      <style:text-properties officeooo:rsid="0077b41f"/>
    </style:style>
    <style:style style:name="T78" style:family="text">
      <style:text-properties officeooo:rsid="007943d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PPUNTI JAVA SPRING E HIBERNATE</text:p>
      <text:p text:style-name="P5"/>
      <text:p text:style-name="P5"/>
      <text:p text:style-name="P5"/>
      <text:p text:style-name="Text_20_body"/>
      <text:p text:style-name="Text_20_body"/>
      <text:p text:style-name="Text_20_body"/>
      <text:p text:style-name="Text_20_body"/>
      <text:p text:style-name="Text_20_body"/>
      <text:p text:style-name="Text_20_body"/>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81"><text:a xlink:type="simple" xlink:href="#__RefHeading___Toc141_3287566265" text:style-name="Index_20_Link" text:visited-style-name="Index_20_Link">COSA SONO SPRING E SPRING BOOT<text:tab/>3</text:a></text:p>
          <text:p text:style-name="P82"><text:a xlink:type="simple" xlink:href="#__RefHeading___Toc143_3287566265" text:style-name="Index_20_Link" text:visited-style-name="Index_20_Link">DESIGN PATTERN<text:tab/>4</text:a></text:p>
          <text:p text:style-name="P82"><text:a xlink:type="simple" xlink:href="#__RefHeading___Toc145_3287566265" text:style-name="Index_20_Link" text:visited-style-name="Index_20_Link">SPRING BOOT<text:tab/>5</text:a></text:p>
          <text:p text:style-name="P82"><text:a xlink:type="simple" xlink:href="#__RefHeading___Toc147_3287566265" text:style-name="Index_20_Link" text:visited-style-name="Index_20_Link">CONFIGURAZIONE DI SPRING<text:tab/>5</text:a></text:p>
          <text:p text:style-name="P82"><text:a xlink:type="simple" xlink:href="#__RefHeading___Toc164_3287566265" text:style-name="Index_20_Link" text:visited-style-name="Index_20_Link">IOC (INVERSION OF CONTROL) E DI (DEPENDENCY INJECTION)<text:tab/>6</text:a></text:p>
          <text:p text:style-name="P82"><text:a xlink:type="simple" xlink:href="#__RefHeading___Toc813_3134831253" text:style-name="Index_20_Link" text:visited-style-name="Index_20_Link">ALTRO ESEMPIO DI DEPENDENCY INJECTION<text:tab/>9</text:a></text:p>
          <text:p text:style-name="P82"><text:a xlink:type="simple" xlink:href="#__RefHeading___Toc1534_3134831253" text:style-name="Index_20_Link" text:visited-style-name="Index_20_Link">ANNOTATION @QUALIFIER<text:tab/>11</text:a></text:p>
          <text:p text:style-name="P82"><text:a xlink:type="simple" xlink:href="#__RefHeading___Toc2419_1658249510" text:style-name="Index_20_Link" text:visited-style-name="Index_20_Link">ANNOTATION @COMPONENTSCAN<text:tab/>14</text:a></text:p>
          <text:p text:style-name="P82"><text:a xlink:type="simple" xlink:href="#__RefHeading___Toc2885_375881831" text:style-name="Index_20_Link" text:visited-style-name="Index_20_Link">ANNOTATION @SCOPE<text:tab/>16</text:a></text:p>
          <text:p text:style-name="P82"><text:a xlink:type="simple" xlink:href="#__RefHeading___Toc3116_375881831" text:style-name="Index_20_Link" text:visited-style-name="Index_20_Link">ANNOTATION @PATHVARIABLE<text:tab/>18</text:a></text:p>
          <text:p text:style-name="P82"><text:a xlink:type="simple" xlink:href="#__RefHeading___Toc3190_160948557" text:style-name="Index_20_Link" text:visited-style-name="Index_20_Link">ANNOTATION @REQUESTPARAM<text:tab/>19</text:a></text:p>
          <text:p text:style-name="P82"><text:a xlink:type="simple" xlink:href="#__RefHeading___Toc3685_3554577345" text:style-name="Index_20_Link" text:visited-style-name="Index_20_Link">ANNOTATION @CONTROLLER, @SERVICE, @REPOSITORY (MVC)<text:tab/>20</text:a></text:p>
          <text:p text:style-name="P83"><text:a xlink:type="simple" xlink:href="#__RefHeading___Toc3729_3554577345" text:style-name="Index_20_Link" text:visited-style-name="Index_20_Link">SPIEGAZIONE ESEMPIO PRECEDENTE MVC TRAMITE @CONTROLLER, @SERVICE E @REPOSITORY<text:tab/>2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84" text:outline-level="1"><text:bookmark-start text:name="__RefHeading___Toc141_3287566265"/><text:soft-page-break/>COSA SONO SPRING E SPRING BOOT<text:bookmark-end text:name="__RefHeading___Toc141_3287566265"/></text:h>
      <text:p text:style-name="P1">Spring è un framework di JAVA.</text:p>
      <text:p text:style-name="P1">Dalla versione 5.0.2 diventa il framework più popolare per lo sviluppo di applicazioni JAVA EE. Infatti, quando si sente parlare di framework di JAVA, si sente sempre e solo parlare di Spring.</text:p>
      <text:p text:style-name="P2">Spring è un framework con una struttura modulare, dove una parte dei moduli sono facoltativi, ma uno in particolare è obbligatorio. I moduli possiamo utilizzarli in parte, o tutti, senza stravolgere l’architettura del progetto.</text:p>
      <text:p text:style-name="P2">Qui di seguito possiamo vedere la rappresentazione dei moduli di Spring:</text:p>
      <text:p text:style-name="Standard"><draw:frame draw:style-name="fr2" draw:name="Immagine1" text:anchor-type="char" svg:width="14.711cm" svg:height="8.461cm" draw:z-index="0"><draw:image xlink:href="Pictures/100000010000042600000263A02FE6B4CBA24B98.png" xlink:type="simple" xlink:show="embed" xlink:actuate="onLoad" draw:mime-type="image/png"/></draw:frame><text:s/></text:p>
      <text:p text:style-name="P2">Il modulo obbligatorio di cui parlavamo è il Core, che è il motore del framework. Gli altri moduli possono essere utilizzati facoltativamente.</text:p>
      <text:p text:style-name="P2"/>
      <text:p text:style-name="P2"/>
      <text:p text:style-name="P2"/>
      <text:p text:style-name="P2"/>
      <text:p text:style-name="P2"/>
      <text:p text:style-name="P2"/>
      <text:p text:style-name="P2"/>
      <text:p text:style-name="P2"/>
      <text:p text:style-name="P2"/>
      <text:p text:style-name="P2"/>
      <text:p text:style-name="P2"/>
      <text:h text:style-name="P85" text:outline-level="2"><text:bookmark-start text:name="__RefHeading___Toc143_3287566265"/><text:soft-page-break/>DESIGN PATTERN<text:bookmark-end text:name="__RefHeading___Toc143_3287566265"/></text:h>
      <text:p text:style-name="P2">Un design pattern è uno schema architetturale da seguire che semplifica lo sviluppo <text:span text:style-name="T1">di applicazioni enterprise. In pratica è una linea guida per scrivere codice pulito, manutenibile e riutilizzabile.</text:span></text:p>
      <text:p text:style-name="P11">L’MVC (Model View Controller) è un design pattern che ha come scopo la divisione del modello, della vista e del controller.</text:p>
      <text:p text:style-name="P11"/>
      <text:p text:style-name="P11"><draw:frame draw:style-name="fr1" draw:name="Immagine2" text:anchor-type="char" svg:x="3.903cm" svg:y="0.138cm" svg:width="9.802cm" svg:height="7.011cm" draw:z-index="1"><draw:image xlink:href="Pictures/10000001000002B4000001EFD404AC02984AB4FA.png" xlink:type="simple" xlink:show="embed" xlink:actuate="onLoad" draw:mime-type="image/png"/></draw:frame></text:p>
      <text:p text:style-name="P11"/>
      <text:p text:style-name="P11"/>
      <text:p text:style-name="P11"/>
      <text:p text:style-name="P11"><text:s/></text:p>
      <text:p text:style-name="P11"/>
      <text:p text:style-name="P11"/>
      <text:p text:style-name="P11"/>
      <text:p text:style-name="P11"/>
      <text:p text:style-name="P11"/>
      <text:p text:style-name="P12">Quando si sviluppa un’applicazione web, si hanno 3 strati:</text:p>
      <text:list xml:id="list3684963064" text:style-name="L1">
        <text:list-item>
          <text:p text:style-name="P101">strato di presentazione o presentation layer;</text:p>
        </text:list-item>
        <text:list-item>
          <text:p text:style-name="P101">strato di servizio o business logic layer;</text:p>
        </text:list-item>
        <text:list-item>
          <text:p text:style-name="P101">strato di persistenza o data access layer;</text:p>
        </text:list-item>
      </text:list>
      <text:p text:style-name="P12">Quando un utente manda una richiesta, essa viene intercettata da un controller. Il controller comunica con lo strato di servizio, al cui interno sono presenti tutte le logiche di business. I dati che elaborerà lo strato di servizio, verranno presi dallo strato di persistenza, che a sua volta comunicherà con un database. Quindi, all’interno dello strato di persistenza verranno effettuate delle query per interagire con il database. La risposta verrà recuperata <text:span text:style-name="T2">dallo strato di persistenza, dopodichè verrà richiamata dallo strato di servizio per elaborarla. Il risultato di tale elaborazione viene restituito al controller che, a sua volta, lo passerà alla view, in maniera tale che l’utente possa visualizzare la risposta.</text:span></text:p>
      <text:p text:style-name="P12"/>
      <text:p text:style-name="P12"/>
      <text:p text:style-name="P12"/>
      <text:p text:style-name="P12"/>
      <text:p text:style-name="P12"/>
      <text:h text:style-name="P86" text:outline-level="2"><text:bookmark-start text:name="__RefHeading___Toc145_3287566265"/><text:soft-page-break/>SPRING BOOT<text:bookmark-end text:name="__RefHeading___Toc145_3287566265"/></text:h>
      <text:p text:style-name="P3">Sebbene Spring offra numerosi vantaggi allo sviluppatore, uno dei suoi punti negativi è la sua difficoltà di configurazione. Spring Boot nasce con lo scopo di risolvere questo problema.</text:p>
      <text:p text:style-name="P3">Spring Boot è un progetto Spring che ne semplifica la configurazione e ne permette l’esecuzione senza server, avendone già uno integrato.</text:p>
      <text:h text:style-name="P86" text:outline-level="2"><text:bookmark-start text:name="__RefHeading___Toc147_3287566265"/>CONFIGURAZIONE DI SPRING<text:bookmark-end text:name="__RefHeading___Toc147_3287566265"/></text:h>
      <text:p text:style-name="P3">La configurazione di Spring può avvenire in 3 modi:</text:p>
      <text:list xml:id="list444415758" text:style-name="L2">
        <text:list-item>
          <text:p text:style-name="P102">file .xml;</text:p>
        </text:list-item>
        <text:list-item>
          <text:p text:style-name="P102">classi di configurazione JAVA;</text:p>
        </text:list-item>
        <text:list-item>
          <text:p text:style-name="P102">annotation (che utilizzeremo in questo corso).</text:p>
        </text:list-item>
      </text:list>
      <text:p text:style-name="P13">Vediamo una lista di annotation più utilizzate in Spring:</text:p>
      <text:list xml:id="list3121842146" text:style-name="L3">
        <text:list-item>
          <text:p text:style-name="P103">@Component</text:p>
        </text:list-item>
        <text:list-item>
          <text:p text:style-name="P104">@Controller (@RestController)</text:p>
        </text:list-item>
        <text:list-item>
          <text:p text:style-name="P104">@Service</text:p>
        </text:list-item>
        <text:list-item>
          <text:p text:style-name="P104">@Repository</text:p>
        </text:list-item>
        <text:list-item>
          <text:p text:style-name="P104">@RequestParam</text:p>
        </text:list-item>
        <text:list-item>
          <text:p text:style-name="P104">@RequestMapping</text:p>
        </text:list-item>
        <text:list-item>
          <text:p text:style-name="P104">@PathVariable</text:p>
        </text:list-item>
        <text:list-item>
          <text:p text:style-name="P104">@RequestBody</text:p>
        </text:list-item>
        <text:list-item>
          <text:p text:style-name="P104">@Autowired</text:p>
        </text:list-item>
        <text:list-item>
          <text:p text:style-name="P104">@ComponentScan</text:p>
        </text:list-item>
        <text:list-item>
          <text:p text:style-name="P104">@Bean</text:p>
        </text:list-item>
        <text:list-item>
          <text:p text:style-name="P104">@Configuration</text:p>
        </text:list-item>
        <text:list-item>
          <text:p text:style-name="P104">@Size</text:p>
        </text:list-item>
        <text:list-item>
          <text:p text:style-name="P104">@Valid</text:p>
        </text:list-item>
        <text:list-item>
          <text:p text:style-name="P104">@EnableAutoConfiguration</text:p>
        </text:list-item>
        <text:list-item>
          <text:p text:style-name="P104">@SpringBootApplication</text:p>
          <text:p text:style-name="P104"/>
        </text:list-item>
      </text:list>
      <text:p text:style-name="P14"/>
      <text:h text:style-name="P87" text:outline-level="2"><text:bookmark-start text:name="__RefHeading___Toc164_3287566265"/><text:soft-page-break/>IOC (INVERSION OF CONTROL) E DI (DEPENDENCY INJECTION)<text:bookmark-end text:name="__RefHeading___Toc164_3287566265"/></text:h>
      <text:p text:style-name="P4">I due concetti che andremo a vedere di seguito sono fondamentali per il funzionamento di Spring.</text:p>
      <text:p text:style-name="P15">L’inversion of control è un principio architetturale (o design pattern) basato sull’inversione del flusso del sistema. Come già spiegato, un design pattern è uno schema da seguire per permettere un più facile sviluppo, manutenibilità e riusabilità del codice.</text:p>
      <text:p text:style-name="P15">Attraverso l’inversion of control, non è più il programmatore a doversi occupare di creare e istanziare oggetti, o invocare metodi, ma lo farà Spring attraverso una certa configurazione.</text:p>
      <text:p text:style-name="P15">La dependency injection è un’implementazione dell’inversion of control <text:span text:style-name="T3">e permette di iniettare le dipendenze di una classe all’esterno, senza che tali dipendenze vengano inizializzate dalla classe stessa.</text:span></text:p>
      <text:p text:style-name="P16">Partiamo con un esempio teorico: </text:p>
      <text:p text:style-name="P6"><draw:frame draw:style-name="fr1" draw:name="Immagine3" text:anchor-type="char" svg:x="0cm" svg:y="0.263cm" svg:width="17cm" svg:height="11.15cm" draw:z-index="2"><draw:image xlink:href="Pictures/10000001000005500000037C5E3ACA079FA7C1AA.png" xlink:type="simple" xlink:show="embed" xlink:actuate="onLoad" draw:mime-type="image/png"/></draw:frame><text:s/></text:p>
      <text:p text:style-name="Text_20_body">Spring ha un container che sta dietro le quinte. Il container è un’istanza <text:span text:style-name="T4">di BeanFactory, oppure di ApplicationContext. Tale container, con il fatto che applica la dependency injection, si occupa di istanziare, configurare e assemblare i Beans. Il container deve essere però configurato in uno dei 3 modi elencati quando abbiamo parlato delle configurazioni di Spring, ossia:</text:span></text:p>
      <text:list xml:id="list1328438529" text:style-name="L4">
        <text:list-item>
          <text:p text:style-name="P105">file .xml;</text:p>
        </text:list-item>
        <text:list-item>
          <text:p text:style-name="P105">classi di configurazione JAVA;</text:p>
        </text:list-item>
        <text:list-item>
          <text:p text:style-name="P105">annotation.</text:p>
        </text:list-item>
      </text:list>
      <text:p text:style-name="P17"><text:soft-page-break/>Sulle classi, ogni qualvolta mettiamo un annotation tra @Component, @Controller(@RestController), @Service, o @Repository, Spring <text:span text:style-name="T5">le trasforma</text:span> in un bean e lo mette all’interno del container. <text:span text:style-name="T5">Quando poi ci serve l’istanza di quella classe, utilizziamo l’annotation @Autowired per andare a pescare il bean messo precedentemente nel container.</text:span></text:p>
      <text:p text:style-name="P18">La stessa operazione può essere fatta mettendo l’annotation @Bean sopra alcuni metodi che si trovano nelle classi di configurazione, opportunamente annotate con @Configuration.</text:p>
      <text:p text:style-name="P17"><draw:frame draw:style-name="fr3" draw:name="Immagine4" text:anchor-type="char" svg:width="13.808cm" svg:height="9.68cm" draw:z-index="3"><draw:image xlink:href="Pictures/100000010000032300000233E50B8FE7CF8E6ED7.png" xlink:type="simple" xlink:show="embed" xlink:actuate="onLoad" draw:mime-type="image/png"/></draw:frame><text:s/></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Vediamo dal punto di vista pratico questo concetto:</text:p>
      <text:p text:style-name="P7">Persona.java</text:p>
      <text:p text:style-name="P28"><text:span text:style-name="T6">package </text:span><text:span text:style-name="T11">dependency_injection</text:span><text:span text:style-name="T16">;</text:span><text:line-break/><text:line-break/><text:span text:style-name="T6">import </text:span><text:span text:style-name="T11">org.springframework.beans.factory.annotation.</text:span><text:span text:style-name="T43">Autowired</text:span><text:span text:style-name="T16">;</text:span><text:line-break/><text:span text:style-name="T6">import </text:span><text:span text:style-name="T11">org.springframework.stereotype.</text:span><text:span text:style-name="T43">Component</text:span><text:span text:style-name="T16">;</text:span><text:line-break/><text:line-break/><text:span text:style-name="T22">/* Quando inizializziamo il progetto, Spring va a vedere tutte le classi</text:span><text:line-break/><text:span text:style-name="T22"> * con l'annotation @Component, ne crea un bean e lo inserisce nel suo</text:span><text:line-break/><text:span text:style-name="T22"> * cantainer</text:span><text:line-break/><text:span text:style-name="T22"> */</text:span><text:line-break/><text:span text:style-name="T43">@Component</text:span><text:line-break/><text:span text:style-name="T6">public class </text:span><text:span text:style-name="T11">Persona </text:span><text:span text:style-name="T16">{</text:span><text:line-break/><text:span text:style-name="T16"> <text:s text:c="3"/></text:span><text:span text:style-name="T11">String </text:span><text:span text:style-name="T28">nome</text:span><text:span text:style-name="T16">;</text:span><text:line-break/><text:span text:style-name="T16"> <text:s text:c="3"/></text:span><text:span text:style-name="T11">String </text:span><text:span text:style-name="T28">cognome</text:span><text:span text:style-name="T16">;</text:span><text:line-break/><text:line-break/><text:span text:style-name="T16"> <text:s text:c="3"/></text:span><text:span text:style-name="T43">@Autowired</text:span><text:line-break/><text:span text:style-name="T43"> <text:s text:c="3"/></text:span><text:span text:style-name="T11">Indirizzo </text:span><text:span text:style-name="T28">indirizzo</text:span><text:span text:style-name="T16">;</text:span><text:line-break/><text:span text:style-name="T16">}</text:span></text:p>
      <text:p text:style-name="P21"/>
      <text:p text:style-name="P21"/>
      <text:p text:style-name="P26"><text:soft-page-break/>Indirizzo.java</text:p>
      <text:p text:style-name="P26"/>
      <text:p text:style-name="P29"><text:span text:style-name="T6">package </text:span><text:span text:style-name="T11">dependency_injection</text:span><text:span text:style-name="T16">;</text:span><text:line-break/><text:span text:style-name="T6">import </text:span><text:span text:style-name="T11">org.springframework.stereotype.</text:span><text:span text:style-name="T43">Component</text:span><text:span text:style-name="T16">;</text:span></text:p>
      <text:p text:style-name="P29"><text:line-break/><text:span text:style-name="T43">@Component</text:span><text:line-break/><text:span text:style-name="T6">public class </text:span><text:span text:style-name="T11">Indirizzo </text:span><text:span text:style-name="T16">{</text:span><text:line-break/><text:span text:style-name="T16"> <text:s text:c="3"/></text:span><text:span text:style-name="T11">String </text:span><text:span text:style-name="T28">via</text:span><text:span text:style-name="T16">;</text:span><text:line-break/><text:span text:style-name="T16"> <text:s text:c="3"/></text:span><text:span text:style-name="T11">Integer </text:span><text:span text:style-name="T28">civico</text:span><text:span text:style-name="T16">;</text:span><text:line-break/><text:span text:style-name="T16">}</text:span></text:p>
      <text:p text:style-name="P20"/>
      <text:p text:style-name="P20"/>
      <text:p text:style-name="P20"/>
      <text:p text:style-name="P27">MainDependencyInjection.java</text:p>
      <text:p text:style-name="P26"/>
      <text:p text:style-name="P30"><text:span text:style-name="T6">package </text:span><text:span text:style-name="T11">com.example.Corso_Spring_Hibernate</text:span><text:span text:style-name="T16">;</text:span><text:line-break/><text:line-break/><text:span text:style-name="T6">import </text:span><text:span text:style-name="T11">dependency_injection.Persona</text:span><text:span text:style-name="T16">;</text:span><text:line-break/><text:span text:style-name="T6">import </text:span><text:span text:style-name="T11">org.springframework.beans.factory.annotation.</text:span><text:span text:style-name="T43">Autowired</text:span><text:span text:style-name="T16">;</text:span><text:line-break/><text:span text:style-name="T6">import </text:span><text:span text:style-name="T11">org.springframework.boot.SpringApplication</text:span><text:span text:style-name="T16">;</text:span><text:line-break/><text:span text:style-name="T6">import </text:span><text:span text:style-name="T11">org.springframework.boot.autoconfigure.</text:span><text:span text:style-name="T43">SpringBootApplication</text:span><text:span text:style-name="T16">;</text:span><text:line-break/><text:line-break/><text:span text:style-name="T43">@SpringBootApplication</text:span><text:line-break/><text:span text:style-name="T6">public class </text:span><text:span text:style-name="T11">CorsoSpringHibernateApplication </text:span><text:span text:style-name="T16">{</text:span><text:line-break/><text:line-break/> <text:s text:c="3"/><text:span text:style-name="T22">/* L'annotation @Autowired va sopra la dichiarazione</text:span><text:line-break/><text:span text:style-name="T22"> <text:s text:c="3"/>* dell'istanza di una classe annotata precedentemente</text:span><text:line-break/><text:span text:style-name="T22"> <text:s text:c="3"/>* con l'annotation @Component </text:span><text:span text:style-name="T23">(vale anche per classi</text:span></text:p>
      <text:p text:style-name="P30"><text:span text:style-name="T23"><text:s text:c="4"/>* annotate con @</text:span><text:span text:style-name="T24">Controller(@RestController), @Service,</text:span></text:p>
      <text:p text:style-name="P30"><text:span text:style-name="T24"><text:s text:c="4"/>* o @Repository</text:span><text:span text:style-name="T23">)</text:span><text:span text:style-name="T22">. In questo modo non abbiamo bisogno </text:span><text:line-break/><text:span text:style-name="T22"> <text:s text:c="3"/>* di inizializzare l'istanza con new,</text:span><text:line-break/><text:span text:style-name="T22"> <text:s text:c="3"/>* dato che lo fa già Spring dietro le quinte */</text:span><text:line-break/><text:span text:style-name="T22"> <text:s text:c="3"/></text:span><text:span text:style-name="T43">@Autowired</text:span><text:line-break/><text:span text:style-name="T43"> <text:s text:c="3"/></text:span><text:span text:style-name="T6">static </text:span><text:span text:style-name="T11">Persona </text:span><text:span text:style-name="T29">p</text:span><text:span text:style-name="T16">;</text:span><text:line-break/><text:span text:style-name="T16"><text:tab/></text:span><text:line-break/><text:span text:style-name="T16"> <text:s text:c="3"/></text:span><text:span text:style-name="T6">public static void </text:span><text:span text:style-name="T34">main</text:span><text:span text:style-name="T16">(</text:span><text:span text:style-name="T11">String</text:span><text:span text:style-name="T16">[] args) {</text:span><text:line-break/><text:span text:style-name="T16"> <text:s text:c="7"/></text:span><text:span text:style-name="T11">SpringApplication</text:span><text:span text:style-name="T16">.</text:span><text:span text:style-name="T17">run</text:span><text:span text:style-name="T16">(</text:span><text:span text:style-name="T11">CorsoSpringHibernateApplication</text:span><text:span text:style-name="T16">.</text:span><text:span text:style-name="T6">class</text:span><text:span text:style-name="T16">, args);</text:span><text:line-break/><text:span text:style-name="T16"> <text:s text:c="7"/></text:span><text:span text:style-name="T29">p</text:span><text:span text:style-name="T16">.</text:span><text:span text:style-name="T28">nome </text:span><text:span text:style-name="T16">= </text:span><text:span text:style-name="T38">""</text:span><text:span text:style-name="T16">;</text:span><text:line-break/><text:span text:style-name="T16"> <text:s text:c="7"/></text:span><text:span text:style-name="T29">p</text:span><text:span text:style-name="T16">.</text:span><text:span text:style-name="T28">cognome </text:span><text:span text:style-name="T16">= </text:span><text:span text:style-name="T38">""</text:span><text:span text:style-name="T16">;</text:span><text:line-break/> <text:s text:c="3"/><text:span text:style-name="T16">}</text:span><text:line-break/><text:span text:style-name="T16">}</text:span></text:p>
      <text:p text:style-name="P2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88" text:outline-level="2"><text:bookmark-start text:name="__RefHeading___Toc813_3134831253"/><text:soft-page-break/>ALTRO ESEMPIO DI DEPENDENCY INJECTION<text:bookmark-end text:name="__RefHeading___Toc813_3134831253"/></text:h>
      <text:p text:style-name="P58">Nel paragrafo precedente abbiamo visto come avviene la dependency injection quando annotiamo una classe con @Component. Lo stesso principio vale per @Controller(@RestController), @Service e @Repository.</text:p>
      <text:p text:style-name="P58">Abbiamo però anche un altro tipo di dependency injection, che serve perlopiù a configurare <text:span text:style-name="T48">e fa riferimento ad uno dei 3 modi per configurare Spring </text:span>(o per meglio dire, il container di Spring), <text:span text:style-name="T48">ossia il metodo con</text:span> le annotation. Configurare attraverso le annotation, si intende utilizzando l’annotation @Bean su metodi di classi di configurazione, opportunamente annotate con @Configuration. <text:s text:c="24"/><text:span text:style-name="T48">Vediamo un esempio:</text:span></text:p>
      <text:p text:style-name="P48">Veicolo.java</text:p>
      <text:p text:style-name="P31"><text:span text:style-name="T6">package </text:span><text:span text:style-name="T11">com.example.Corso_Spring_Hibernate.dependency_injection</text:span><text:span text:style-name="T16">;</text:span><text:line-break/><text:line-break/><text:span text:style-name="T6">public class </text:span><text:span text:style-name="T11">Veicolo </text:span><text:span text:style-name="T16">{</text:span><text:line-break/><text:span text:style-name="T16"> <text:s text:c="3"/></text:span><text:span text:style-name="T11">String </text:span><text:span text:style-name="T28">nomeMarca</text:span><text:span text:style-name="T16">;</text:span><text:line-break/><text:span text:style-name="T16"> <text:s text:c="3"/></text:span><text:span text:style-name="T11">String </text:span><text:span text:style-name="T28">nomeModello</text:span><text:span text:style-name="T16">;</text:span><text:line-break/><text:line-break/><text:span text:style-name="T16"> <text:s text:c="3"/></text:span><text:span text:style-name="T6">public </text:span><text:span text:style-name="T11">String </text:span><text:span text:style-name="T34">getNomeMarca</text:span><text:span text:style-name="T16">() {</text:span><text:line-break/><text:span text:style-name="T16"> <text:s text:c="7"/></text:span><text:span text:style-name="T6">return </text:span><text:span text:style-name="T28">nomeMarca</text:span><text:span text:style-name="T16">;</text:span><text:line-break/><text:span text:style-name="T16"> <text:s text:c="3"/>}</text:span><text:line-break/><text:line-break/><text:span text:style-name="T16"> <text:s text:c="3"/></text:span><text:span text:style-name="T6">public void </text:span><text:span text:style-name="T34">setNomeMarca</text:span><text:span text:style-name="T16">(</text:span><text:span text:style-name="T11">String </text:span><text:span text:style-name="T16">nomeMarca) {</text:span><text:line-break/><text:span text:style-name="T16"> <text:s text:c="7"/></text:span><text:span text:style-name="T6">this</text:span><text:span text:style-name="T16">.</text:span><text:span text:style-name="T28">nomeMarca </text:span><text:span text:style-name="T16">= nomeMarca;</text:span><text:line-break/><text:span text:style-name="T16"> <text:s text:c="3"/>}</text:span><text:line-break/><text:line-break/><text:span text:style-name="T16"> <text:s text:c="3"/></text:span><text:span text:style-name="T6">public </text:span><text:span text:style-name="T11">String </text:span><text:span text:style-name="T34">getNomeModello</text:span><text:span text:style-name="T16">() {</text:span><text:line-break/><text:span text:style-name="T16"> <text:s text:c="7"/></text:span><text:span text:style-name="T6">return </text:span><text:span text:style-name="T28">nomeModello</text:span><text:span text:style-name="T16">;</text:span><text:line-break/><text:span text:style-name="T16"> <text:s text:c="3"/>}</text:span><text:line-break/><text:line-break/><text:span text:style-name="T16"> <text:s text:c="3"/></text:span><text:span text:style-name="T6">public void </text:span><text:span text:style-name="T34">setNomeModello</text:span><text:span text:style-name="T16">(</text:span><text:span text:style-name="T11">String </text:span><text:span text:style-name="T16">nomeModello) {</text:span><text:line-break/><text:span text:style-name="T16"> <text:s text:c="7"/></text:span><text:span text:style-name="T6">this</text:span><text:span text:style-name="T16">.</text:span><text:span text:style-name="T28">nomeModello </text:span><text:span text:style-name="T16">= nomeModello;</text:span><text:line-break/><text:span text:style-name="T16"> <text:s text:c="3"/>}</text:span><text:line-break/><text:span text:style-name="T16">}</text:span></text:p>
      <text:p text:style-name="P47"/>
      <text:p text:style-name="P47"/>
      <text:p text:style-name="P47">VeicoloConfiguration.java</text:p>
      <text:p text:style-name="P47"/>
      <text:p text:style-name="P57"><text:span text:style-name="T7">package </text:span><text:span text:style-name="T12">com.example.Corso_Spring_Hibernate.dependency_injection</text:span><text:span text:style-name="T18">;</text:span><text:span text:style-name="T49"><text:line-break/><text:line-break/></text:span><text:span text:style-name="T7">import </text:span><text:span text:style-name="T12">org.springframework.context.annotation.</text:span><text:span text:style-name="T44">Bean</text:span><text:span text:style-name="T18">;</text:span><text:span text:style-name="T49"><text:line-break/></text:span><text:span text:style-name="T7">import </text:span><text:span text:style-name="T12">org.springframework.context.annotation.</text:span><text:span text:style-name="T44">Configuration</text:span><text:span text:style-name="T18">;</text:span><text:span text:style-name="T49"><text:line-break/><text:line-break/></text:span><text:span text:style-name="T44">@Configuration</text:span><text:span text:style-name="T49"><text:line-break/></text:span><text:span text:style-name="T7">public class </text:span><text:span text:style-name="T12">VeicoloConfiguration </text:span><text:span text:style-name="T18">{</text:span><text:span text:style-name="T49"><text:line-break/><text:line-break/></text:span><text:span text:style-name="T18"> <text:s text:c="3"/></text:span><text:span text:style-name="T25">/*All'interno di una classe di configurazione (annotata con @Configuration)</text:span><text:span text:style-name="T49"><text:line-break/></text:span><text:span text:style-name="T25"> <text:s text:c="5"/>si devono creare uno, o più metodi, annotati con @Bean che generano delle classi.</text:span><text:span text:style-name="T49"><text:line-break/></text:span><text:span text:style-name="T25"> <text:s text:c="5"/>All'interno del metodo, o dei metodi, si configura la classe che devono restituire*/</text:span><text:span text:style-name="T49"><text:line-break/></text:span><text:span text:style-name="T25"> <text:s text:c="3"/></text:span><text:span text:style-name="T44">@Bean</text:span><text:span text:style-name="T49"><text:line-break/></text:span><text:span text:style-name="T44"> <text:s text:c="3"/></text:span><text:span text:style-name="T7">public </text:span><text:span text:style-name="T12">Veicolo </text:span><text:span text:style-name="T35">configuraVeicolo</text:span><text:span text:style-name="T18">(){</text:span><text:span text:style-name="T49"><text:line-break/></text:span><text:span text:style-name="T18"> <text:s text:c="7"/></text:span><text:span text:style-name="T12">Veicolo veicolo </text:span><text:span text:style-name="T18">= </text:span><text:span text:style-name="T7">new </text:span><text:span text:style-name="T18">Veicolo();</text:span><text:span text:style-name="T49"><text:line-break/></text:span><text:span text:style-name="T18"> <text:s text:c="7"/></text:span><text:span text:style-name="T12">veicolo</text:span><text:span text:style-name="T18">.setNomeMarca(</text:span><text:span text:style-name="T39">"Citroen"</text:span><text:span text:style-name="T18">);</text:span><text:span text:style-name="T49"><text:line-break/></text:span><text:span text:style-name="T18"> <text:s text:c="7"/></text:span><text:span text:style-name="T12">veicolo</text:span><text:span text:style-name="T18">.setNomeModello(</text:span><text:span text:style-name="T39">"C1"</text:span><text:span text:style-name="T18">);</text:span><text:span text:style-name="T49"><text:line-break/></text:span><text:span text:style-name="T18"> <text:s text:c="7"/></text:span><text:span text:style-name="T7">return </text:span><text:span text:style-name="T12">veicolo</text:span><text:span text:style-name="T18">;</text:span><text:span text:style-name="T49"><text:line-break/></text:span><text:span text:style-name="T18"> <text:s text:c="3"/>}</text:span><text:span text:style-name="T49"><text:line-break/></text:span><text:span text:style-name="T18">}</text:span></text:p>
      <text:p text:style-name="P49"><text:soft-page-break/>CorsoSpringHibernateApplication.java</text:p>
      <text:p text:style-name="Standard"/>
      <text:p text:style-name="P38"><text:span text:style-name="T6">package </text:span><text:span text:style-name="T11">com.example.Corso_Spring_Hibernate</text:span><text:span text:style-name="T16">;</text:span><text:line-break/><text:line-break/><text:span text:style-name="T6">import </text:span><text:span text:style-name="T11">com.example.Corso_Spring_Hibernate.dependency_injection.Persona</text:span><text:span text:style-name="T16">;</text:span><text:line-break/><text:span text:style-name="T6">import </text:span><text:span text:style-name="T11">com.example.Corso_Spring_Hibernate.dependency_injection.Veicolo</text:span><text:span text:style-name="T16">;</text:span><text:line-break/><text:span text:style-name="T6">import </text:span><text:span text:style-name="T11">org.springframework.beans.factory.annotation.</text:span><text:span text:style-name="T43">Autowired</text:span><text:span text:style-name="T16">;</text:span><text:line-break/><text:span text:style-name="T6">import </text:span><text:span text:style-name="T11">org.springframework.boot.SpringApplication</text:span><text:span text:style-name="T16">;</text:span><text:line-break/><text:span text:style-name="T6">import </text:span><text:span text:style-name="T11">org.springframework.boot.autoconfigure.</text:span><text:span text:style-name="T43">SpringBootApplication</text:span><text:span text:style-name="T16">;</text:span><text:line-break/><text:span text:style-name="T6">import </text:span><text:span text:style-name="T11">org.springframework.stereotype.</text:span><text:span text:style-name="T43">Controller</text:span><text:span text:style-name="T16">;</text:span><text:line-break/><text:span text:style-name="T6">import </text:span><text:span text:style-name="T11">org.springframework.web.bind.annotation.</text:span><text:span text:style-name="T43">RequestMapping</text:span><text:span text:style-name="T16">;</text:span><text:line-break/><text:line-break/><text:span text:style-name="T43">@SpringBootApplication</text:span><text:line-break/><text:span text:style-name="T43">@Controller</text:span><text:line-break/><text:span text:style-name="T43">@RequestMapping</text:span><text:span text:style-name="T16">(</text:span><text:span text:style-name="T38">"/"</text:span><text:span text:style-name="T16">)</text:span><text:line-break/><text:span text:style-name="T6">public class </text:span><text:span text:style-name="T11">CorsoSpringHibernateApplication </text:span><text:span text:style-name="T16">{</text:span><text:line-break/><text:line-break/><text:span text:style-name="T16"> <text:s text:c="3"/></text:span><text:span text:style-name="T22">/* L'annotation @Autowired va sopra la dichiarazione</text:span><text:line-break/> <text:s text:c="3"/><text:span text:style-name="T22">* dell'istanza di una classe annotata precedentemente</text:span><text:line-break/> <text:s text:c="3"/><text:span text:style-name="T22">* con l'annotation @Component (vale anche per classi</text:span><text:line-break/> <text:s text:c="3"/><text:span text:style-name="T22">* annotate con @Controller(@RestController), @Service,</text:span><text:line-break/> <text:s text:c="3"/><text:span text:style-name="T22">* o @Repository). In questo modo non abbiamo bisogno</text:span><text:line-break/> <text:s text:c="3"/><text:span text:style-name="T22">* di inizializzare l'istanza con new,</text:span><text:line-break/> <text:s text:c="3"/><text:span text:style-name="T22">* dato che lo fa già Spring dietro le quinte */</text:span><text:line-break/><text:span text:style-name="T22"> <text:s text:c="3"/></text:span><text:span text:style-name="T43">@Autowired</text:span><text:line-break/><text:span text:style-name="T43"> <text:s text:c="3"/></text:span><text:span text:style-name="T11">Persona </text:span><text:span text:style-name="T28">p</text:span><text:span text:style-name="T16">;</text:span><text:line-break/><text:line-break/><text:span text:style-name="T16"> <text:s text:c="3"/></text:span><text:span text:style-name="T22">/*In questo caso, invece, l'annotation @Autowired sta</text:span><text:line-break/> <text:s text:c="3"/><text:span text:style-name="T22">* sopra la dichiarazione dell'istanza di una classe</text:span><text:line-break/> <text:s text:c="3"/><text:span text:style-name="T22">* che è stata configurata mediante un metodo @Bean</text:span><text:line-break/> <text:s text:c="3"/><text:span text:style-name="T22">* all'interno di una classe annotata con @Configuration */</text:span><text:line-break/><text:span text:style-name="T22"> <text:s text:c="3"/></text:span><text:span text:style-name="T43">@Autowired</text:span></text:p>
      <text:p text:style-name="P38"><text:span text:style-name="T43"><text:s text:c="4"/></text:span><text:span text:style-name="T11">Veicolo </text:span><text:span text:style-name="T28">v</text:span><text:span text:style-name="T16">;</text:span><text:line-break/><text:line-break/><text:span text:style-name="T16"> <text:s text:c="3"/></text:span><text:span text:style-name="T6">public static void </text:span><text:span text:style-name="T34">main</text:span><text:span text:style-name="T16">(</text:span><text:span text:style-name="T11">String</text:span><text:span text:style-name="T16">[] args) {</text:span><text:line-break/><text:span text:style-name="T16"> <text:s text:c="7"/></text:span><text:span text:style-name="T11">SpringApplication</text:span><text:span text:style-name="T16">.</text:span><text:span text:style-name="T17">run</text:span><text:span text:style-name="T16">(</text:span><text:span text:style-name="T11">CorsoSpringHibernateApplication</text:span><text:span text:style-name="T16">.</text:span><text:span text:style-name="T6">class</text:span><text:span text:style-name="T16">, args);</text:span><text:line-break/> <text:s text:c="3"/><text:span text:style-name="T16">}</text:span><text:line-break/><text:line-break/><text:span text:style-name="T16"> <text:s text:c="3"/></text:span><text:span text:style-name="T43">@RequestMapping</text:span><text:span text:style-name="T16">(</text:span><text:span text:style-name="T38">"/"</text:span><text:span text:style-name="T16">)</text:span><text:line-break/><text:span text:style-name="T16"> <text:s text:c="3"/></text:span><text:span text:style-name="T6">public void </text:span><text:span text:style-name="T34">stampaVeicolo</text:span><text:span text:style-name="T16">(){</text:span><text:line-break/><text:span text:style-name="T16"> <text:s text:c="7"/></text:span><text:span text:style-name="T11">System</text:span><text:span text:style-name="T16">.</text:span><text:span text:style-name="T29">out</text:span><text:span text:style-name="T16">.println(</text:span><text:span text:style-name="T38">"nome marca = " </text:span><text:span text:style-name="T16">+ </text:span><text:span text:style-name="T28">v</text:span><text:span text:style-name="T16">.getNomeMarca() + </text:span><text:span text:style-name="T38">"</text:span><text:span text:style-name="T52">\n</text:span><text:span text:style-name="T38">" </text:span><text:span text:style-name="T16">+</text:span><text:line-break/><text:span text:style-name="T16"><text:tab/> <text:s text:c="15"/></text:span><text:span text:style-name="T38">"nome modello = " </text:span><text:span text:style-name="T16">+ </text:span><text:span text:style-name="T28">v</text:span><text:span text:style-name="T16">.getNomeModello());</text:span><text:line-break/> <text:s text:c="3"/><text:span text:style-name="T16">}</text:span><text:line-break/><text:span text:style-name="T16">}</text:span></text:p>
      <text:p text:style-name="P37"/>
      <text:p text:style-name="P32"/>
      <text:p text:style-name="P58"/>
      <text:p text:style-name="P58"><draw:frame draw:style-name="fr1" draw:name="Immagine5" text:anchor-type="char" svg:x="2.531cm" svg:y="0.092cm" svg:width="11.774cm" svg:height="5.142cm" draw:z-index="4"><draw:image xlink:href="Pictures/10000001000002CF0000013AC54601A9B02C9ED3.png" xlink:type="simple" xlink:show="embed" xlink:actuate="onLoad" draw:mime-type="image/png"/></draw:frame></text:p>
      <text:p text:style-name="P58"/>
      <text:p text:style-name="P58"/>
      <text:p text:style-name="P58"/>
      <text:p text:style-name="P58"/>
      <text:p text:style-name="P58"/>
      <text:p text:style-name="P58"/>
      <text:p text:style-name="P58"/>
      <text:p text:style-name="P58"><draw:frame draw:style-name="fr2" draw:name="Immagine6" text:anchor-type="char" svg:width="9.059cm" svg:height="4.974cm" draw:z-index="5"><draw:image xlink:href="Pictures/10000001000001AC000000EB887CC8A1529757E5.png" xlink:type="simple" xlink:show="embed" xlink:actuate="onLoad" draw:mime-type="image/png"/></draw:frame><text:soft-page-break/><text:s/></text:p>
      <text:p text:style-name="P58"/>
      <text:p text:style-name="P58"/>
      <text:p text:style-name="P58"/>
      <text:p text:style-name="P58"/>
      <text:p text:style-name="P58"/>
      <text:p text:style-name="P58"/>
      <text:p text:style-name="P58"><text:s/></text:p>
      <text:h text:style-name="P89" text:outline-level="2"><text:bookmark-start text:name="__RefHeading___Toc1534_3134831253"/>ANNOTATION @QUALIFIER<text:bookmark-end text:name="__RefHeading___Toc1534_3134831253"/></text:h>
      <text:p text:style-name="P46">Nel paragrafo precedente abbiamo visto un esempio di configurazione mediante una classe con l’annotation @Configuration, dove abbiamo definito un metodo @Bean che restituisce un oggetto di tipo Veicolo. <text:span text:style-name="T53">In seguito, tramite @Autowired, abbiamo recuperato i dati dell’oggetto di tipo Veicolo e li abbiamo stampati.</text:span></text:p>
      <text:p text:style-name="P59"><text:span text:style-name="T53">Il problema però sorge nel momento in cui andiamo a creare più metodi @Bean che restituiscono oggetti dello stesso tipo (in questo caso Veicolo), ma configurati in maniera diversa. Quando andiamo a fare @Autowired per dichiarare un’istanza dello stesso tipo degli oggetti restituiti dai metodi @Bean, Spring ci da errore perché non sa a quale dei metodi @Bean deve fare riferimento. </text:span><text:span text:style-name="T54">Per questo motivo ci viene in aiuto l’annotation @Qualifier, tramite il quale è possibile assegnare un nome ad ogni metodo @Bean, in modo da poterli distinguere.</text:span></text:p>
      <text:p text:style-name="P60">Vediamo un esempio:</text:p>
      <text:p text:style-name="P51">Veicolo.java</text:p>
      <text:p text:style-name="P33"><text:span text:style-name="T6">package </text:span><text:span text:style-name="T11">com.example.Corso_Spring_Hibernate.dependency_injection</text:span><text:span text:style-name="T16">;</text:span><text:line-break/><text:line-break/><text:span text:style-name="T6">public class </text:span><text:span text:style-name="T11">Veicolo </text:span><text:span text:style-name="T16">{</text:span><text:line-break/><text:span text:style-name="T16"> <text:s text:c="3"/></text:span><text:span text:style-name="T11">String </text:span><text:span text:style-name="T28">nomeMarca</text:span><text:span text:style-name="T16">;</text:span><text:line-break/><text:span text:style-name="T16"> <text:s text:c="3"/></text:span><text:span text:style-name="T11">String </text:span><text:span text:style-name="T28">nomeModello</text:span><text:span text:style-name="T16">;</text:span><text:line-break/><text:line-break/><text:span text:style-name="T16"> <text:s text:c="3"/></text:span><text:span text:style-name="T6">public </text:span><text:span text:style-name="T11">String </text:span><text:span text:style-name="T34">getNomeMarca</text:span><text:span text:style-name="T16">() {</text:span><text:line-break/><text:span text:style-name="T16"> <text:s text:c="7"/></text:span><text:span text:style-name="T6">return </text:span><text:span text:style-name="T28">nomeMarca</text:span><text:span text:style-name="T16">;</text:span><text:line-break/><text:span text:style-name="T16"> <text:s text:c="3"/>}</text:span><text:line-break/><text:line-break/><text:span text:style-name="T16"> <text:s text:c="3"/></text:span><text:span text:style-name="T6">public void </text:span><text:span text:style-name="T34">setNomeMarca</text:span><text:span text:style-name="T16">(</text:span><text:span text:style-name="T11">String </text:span><text:span text:style-name="T16">nomeMarca) {</text:span><text:line-break/><text:span text:style-name="T16"> <text:s text:c="7"/></text:span><text:span text:style-name="T6">this</text:span><text:span text:style-name="T16">.</text:span><text:span text:style-name="T28">nomeMarca </text:span><text:span text:style-name="T16">= nomeMarca;</text:span><text:line-break/><text:span text:style-name="T16"> <text:s text:c="3"/>}</text:span><text:line-break/><text:line-break/><text:span text:style-name="T16"> <text:s text:c="3"/></text:span><text:span text:style-name="T6">public </text:span><text:span text:style-name="T11">String </text:span><text:span text:style-name="T34">getNomeModello</text:span><text:span text:style-name="T16">() {</text:span><text:line-break/><text:span text:style-name="T16"> <text:s text:c="7"/></text:span><text:span text:style-name="T6">return </text:span><text:span text:style-name="T28">nomeModello</text:span><text:span text:style-name="T16">;</text:span><text:line-break/><text:span text:style-name="T16"> <text:s text:c="3"/>}</text:span><text:line-break/><text:line-break/><text:span text:style-name="T16"> <text:s text:c="3"/></text:span><text:span text:style-name="T6">public void </text:span><text:span text:style-name="T34">setNomeModello</text:span><text:span text:style-name="T16">(</text:span><text:span text:style-name="T11">String </text:span><text:span text:style-name="T16">nomeModello) {</text:span><text:line-break/><text:span text:style-name="T16"> <text:s text:c="7"/></text:span><text:span text:style-name="T6">this</text:span><text:span text:style-name="T16">.</text:span><text:span text:style-name="T28">nomeModello </text:span><text:span text:style-name="T16">= nomeModello;</text:span><text:line-break/><text:span text:style-name="T16"> <text:s text:c="3"/>}</text:span><text:line-break/><text:span text:style-name="T16">}</text:span><text:line-break/></text:p>
      <text:p text:style-name="P50"><text:soft-page-break/>VeicoloConfiguration.java</text:p>
      <text:p text:style-name="Standard"/>
      <text:p text:style-name="P39"><text:span text:style-name="T6">package </text:span><text:span text:style-name="T11">com.example.Corso_Spring_Hibernate.dependency_injection</text:span><text:span text:style-name="T16">;</text:span><text:line-break/><text:line-break/><text:span text:style-name="T6">import </text:span><text:span text:style-name="T11">org.springframework.beans.factory.annotation.</text:span><text:span text:style-name="T43">Qualifier</text:span><text:span text:style-name="T16">;</text:span><text:line-break/><text:span text:style-name="T6">import </text:span><text:span text:style-name="T11">org.springframework.context.annotation.</text:span><text:span text:style-name="T43">Bean</text:span><text:span text:style-name="T16">;</text:span><text:line-break/><text:span text:style-name="T6">import </text:span><text:span text:style-name="T11">org.springframework.context.annotation.</text:span><text:span text:style-name="T43">Configuration</text:span><text:span text:style-name="T16">;</text:span><text:line-break/><text:line-break/><text:span text:style-name="T43">@Configuration</text:span><text:line-break/><text:span text:style-name="T6">public class </text:span><text:span text:style-name="T11">VeicoloConfiguration </text:span><text:span text:style-name="T16">{</text:span><text:line-break/><text:line-break/><text:span text:style-name="T16"> <text:s text:c="3"/></text:span><text:span text:style-name="T22">/*All'interno di una classe di configurazione (annotata con @Configuration)</text:span><text:line-break/><text:span text:style-name="T22"> <text:s text:c="5"/>si devono creare uno, o più metodi, annotati con @Bean che generano delle classi.</text:span><text:line-break/><text:span text:style-name="T22"> <text:s text:c="5"/>All'interno del metodo, o dei metodi, si configura la classe che devono restituire*/</text:span><text:line-break/><text:span text:style-name="T22"> <text:s text:c="3"/></text:span><text:span text:style-name="T43">@Bean</text:span><text:line-break/><text:span text:style-name="T43"> <text:s text:c="3"/>@Qualifier</text:span><text:span text:style-name="T16">(</text:span><text:span text:style-name="T38">"1"</text:span><text:span text:style-name="T16">)</text:span><text:line-break/><text:span text:style-name="T16"> <text:s text:c="3"/></text:span><text:span text:style-name="T6">public </text:span><text:span text:style-name="T11">Veicolo </text:span><text:span text:style-name="T34">configuraVeicolo</text:span><text:span text:style-name="T16">(){</text:span><text:line-break/><text:span text:style-name="T16"> <text:s text:c="7"/></text:span><text:span text:style-name="T11">Veicolo veicolo </text:span><text:span text:style-name="T16">= </text:span><text:span text:style-name="T6">new </text:span><text:span text:style-name="T16">Veicolo();</text:span><text:line-break/><text:span text:style-name="T16"> <text:s text:c="7"/></text:span><text:span text:style-name="T11">veicolo</text:span><text:span text:style-name="T16">.setNomeMarca(</text:span><text:span text:style-name="T38">"Citroen"</text:span><text:span text:style-name="T16">);</text:span><text:line-break/><text:span text:style-name="T16"> <text:s text:c="7"/></text:span><text:span text:style-name="T11">veicolo</text:span><text:span text:style-name="T16">.setNomeModello(</text:span><text:span text:style-name="T38">"C1"</text:span><text:span text:style-name="T16">);</text:span><text:line-break/><text:span text:style-name="T16"> <text:s text:c="7"/></text:span><text:span text:style-name="T6">return </text:span><text:span text:style-name="T11">veicolo</text:span><text:span text:style-name="T16">;</text:span><text:line-break/><text:span text:style-name="T16"> <text:s text:c="3"/>}</text:span><text:line-break/><text:line-break/><text:span text:style-name="T16"> <text:s text:c="3"/></text:span><text:span text:style-name="T43">@Bean</text:span><text:line-break/><text:span text:style-name="T43"> <text:s text:c="3"/>@Qualifier</text:span><text:span text:style-name="T16">(</text:span><text:span text:style-name="T38">"2"</text:span><text:span text:style-name="T16">)</text:span><text:line-break/><text:span text:style-name="T16"> <text:s text:c="3"/></text:span><text:span text:style-name="T6">public </text:span><text:span text:style-name="T11">Veicolo </text:span><text:span text:style-name="T34">configuraVeicolo2</text:span><text:span text:style-name="T16">(){</text:span><text:line-break/><text:span text:style-name="T16"> <text:s text:c="7"/></text:span><text:span text:style-name="T11">Veicolo veicolo </text:span><text:span text:style-name="T16">= </text:span><text:span text:style-name="T6">new </text:span><text:span text:style-name="T16">Veicolo();</text:span><text:line-break/><text:span text:style-name="T16"> <text:s text:c="7"/></text:span><text:span text:style-name="T11">veicolo</text:span><text:span text:style-name="T16">.setNomeMarca(</text:span><text:span text:style-name="T38">"Fiat"</text:span><text:span text:style-name="T16">);</text:span><text:line-break/><text:span text:style-name="T16"> <text:s text:c="7"/></text:span><text:span text:style-name="T11">veicolo</text:span><text:span text:style-name="T16">.setNomeModello(</text:span><text:span text:style-name="T38">"Panda"</text:span><text:span text:style-name="T16">);</text:span><text:line-break/><text:span text:style-name="T16"> <text:s text:c="7"/></text:span><text:span text:style-name="T6">return </text:span><text:span text:style-name="T11">veicolo</text:span><text:span text:style-name="T16">;</text:span><text:line-break/><text:span text:style-name="T16"> <text:s text:c="3"/>}</text:span><text:line-break/><text:span text:style-name="T16">}</text:span></text:p>
      <text:p text:style-name="P44"/>
      <text:p text:style-name="P44"/>
      <text:p text:style-name="P8">CorsoSpringHibernateApplication.java</text:p>
      <text:p text:style-name="P40"/>
      <text:p text:style-name="P41"><text:span text:style-name="T6">package </text:span><text:span text:style-name="T11">com.example.Corso_Spring_Hibernate</text:span><text:span text:style-name="T16">;</text:span><text:line-break/><text:line-break/><text:span text:style-name="T6">import </text:span><text:span text:style-name="T11">com.example.Corso_Spring_Hibernate.dependency_injection.Persona</text:span><text:span text:style-name="T16">;</text:span><text:line-break/><text:span text:style-name="T6">import </text:span><text:span text:style-name="T11">com.example.Corso_Spring_Hibernate.dependency_injection.Veicolo</text:span><text:span text:style-name="T16">;</text:span><text:line-break/><text:span text:style-name="T6">import </text:span><text:span text:style-name="T11">org.springframework.beans.factory.annotation.</text:span><text:span text:style-name="T43">Autowired</text:span><text:span text:style-name="T16">;</text:span><text:line-break/><text:span text:style-name="T6">import </text:span><text:span text:style-name="T11">org.springframework.beans.factory.annotation.</text:span><text:span text:style-name="T43">Qualifier</text:span><text:span text:style-name="T16">;</text:span><text:line-break/><text:span text:style-name="T6">import </text:span><text:span text:style-name="T11">org.springframework.boot.SpringApplication</text:span><text:span text:style-name="T16">;</text:span><text:line-break/><text:span text:style-name="T6">import </text:span><text:span text:style-name="T11">org.springframework.boot.autoconfigure.</text:span><text:span text:style-name="T43">SpringBootApplication</text:span><text:span text:style-name="T16">;</text:span><text:line-break/><text:span text:style-name="T6">import </text:span><text:span text:style-name="T11">org.springframework.stereotype.</text:span><text:span text:style-name="T43">Controller</text:span><text:span text:style-name="T16">;</text:span><text:line-break/><text:span text:style-name="T6">import </text:span><text:span text:style-name="T11">org.springframework.web.bind.annotation.</text:span><text:span text:style-name="T43">RequestMapping</text:span><text:span text:style-name="T16">;</text:span><text:line-break/><text:line-break/><text:span text:style-name="T43">@SpringBootApplication</text:span><text:line-break/><text:span text:style-name="T43">@Controller</text:span><text:line-break/><text:span text:style-name="T43">@RequestMapping</text:span><text:span text:style-name="T16">(</text:span><text:span text:style-name="T38">"/"</text:span><text:span text:style-name="T16">)</text:span><text:line-break/><text:span text:style-name="T6">public class </text:span><text:span text:style-name="T11">CorsoSpringHibernateApplication </text:span><text:span text:style-name="T16">{</text:span><text:line-break/><text:line-break/><text:span text:style-name="T16"> <text:s text:c="3"/></text:span><text:span text:style-name="T22">/* L'annotation @Autowired va sopra la dichiarazione</text:span><text:line-break/> <text:s text:c="3"/><text:span text:style-name="T22">* dell'istanza di una classe annotata precedentemente</text:span><text:line-break/> <text:s text:c="3"/><text:span text:style-name="T22">* con l'annotation @Component (vale anche per classi</text:span><text:line-break/> <text:s text:c="3"/><text:span text:style-name="T22">* annotate con @Controller(@RestController), @Service,</text:span><text:line-break/> <text:s text:c="3"/><text:span text:style-name="T22">* o @Repository). In questo modo non abbiamo bisogno</text:span><text:line-break/> <text:s text:c="3"/><text:span text:style-name="T22">* di inizializzare l'istanza con new,</text:span><text:line-break/> <text:s text:c="3"/><text:span text:style-name="T22">* dato che lo fa già Spring dietro le quinte */</text:span><text:line-break/><text:span text:style-name="T22"> <text:s text:c="3"/></text:span><text:span text:style-name="T43">@Autowired</text:span><text:line-break/><text:span text:style-name="T43"> <text:s text:c="3"/></text:span><text:span text:style-name="T11">Persona </text:span><text:span text:style-name="T28">p</text:span><text:span text:style-name="T16">;</text:span></text:p>
      <text:p text:style-name="P23"/>
      <text:p text:style-name="P23"/>
      <text:p text:style-name="P41"><text:line-break/><text:line-break/><text:soft-page-break/><text:span text:style-name="T16"> <text:s text:c="3"/></text:span><text:span text:style-name="T22">/*In questo caso, invece, l'annotation @Autowired sta</text:span><text:line-break/> <text:s text:c="3"/><text:span text:style-name="T22">* sopra la dichiarazione dell'istanza di una classe</text:span><text:line-break/> <text:s text:c="3"/><text:span text:style-name="T22">* che è stata configurata mediante un metodo @Bean</text:span><text:line-break/> <text:s text:c="3"/><text:span text:style-name="T22">* all'interno di una classe annotata con @Configuration */</text:span><text:line-break/><text:span text:style-name="T22"> <text:s text:c="3"/></text:span><text:span text:style-name="T43">@Autowired</text:span><text:line-break/> <text:s text:c="3"/><text:span text:style-name="T43">@Qualifier</text:span><text:span text:style-name="T16">(</text:span><text:span text:style-name="T38">"1"</text:span><text:span text:style-name="T16">)</text:span></text:p>
      <text:p text:style-name="P41"><text:span text:style-name="T16"><text:s text:c="4"/></text:span><text:span text:style-name="T11">Veicolo </text:span><text:span text:style-name="T28">v</text:span><text:span text:style-name="T16">;</text:span><text:line-break/><text:line-break/><text:span text:style-name="T16"> <text:s text:c="3"/></text:span><text:span text:style-name="T43">@Autowired</text:span><text:line-break/> <text:s text:c="3"/><text:span text:style-name="T43">@Qualifier</text:span><text:span text:style-name="T16">(</text:span><text:span text:style-name="T38">"2"</text:span><text:span text:style-name="T16">)</text:span><text:line-break/><text:span text:style-name="T16"> <text:s text:c="3"/></text:span><text:span text:style-name="T11">Veicolo </text:span><text:span text:style-name="T28">v2</text:span><text:span text:style-name="T16">;</text:span><text:line-break/><text:line-break/><text:span text:style-name="T16"> <text:s text:c="3"/></text:span><text:span text:style-name="T6">public static void </text:span><text:span text:style-name="T34">main</text:span><text:span text:style-name="T16">(</text:span><text:span text:style-name="T11">String</text:span><text:span text:style-name="T16">[] args) {</text:span><text:line-break/><text:span text:style-name="T16"> <text:s text:c="7"/></text:span><text:span text:style-name="T11">SpringApplication</text:span><text:span text:style-name="T16">.</text:span><text:span text:style-name="T17">run</text:span><text:span text:style-name="T16">(</text:span><text:span text:style-name="T11">CorsoSpringHibernateApplication</text:span><text:span text:style-name="T16">.</text:span><text:span text:style-name="T6">class</text:span><text:span text:style-name="T16">, args);</text:span><text:line-break/> <text:s text:c="3"/><text:span text:style-name="T16">}</text:span><text:line-break/><text:line-break/><text:span text:style-name="T16"> <text:s text:c="3"/></text:span><text:span text:style-name="T43">@RequestMapping</text:span><text:span text:style-name="T16">(</text:span><text:span text:style-name="T38">"/"</text:span><text:span text:style-name="T16">)</text:span><text:line-break/><text:span text:style-name="T16"> <text:s text:c="3"/></text:span><text:span text:style-name="T6">public void </text:span><text:span text:style-name="T34">stampaVeicolo</text:span><text:span text:style-name="T16">(){</text:span><text:line-break/><text:span text:style-name="T16"> <text:s text:c="7"/></text:span><text:span text:style-name="T11">System</text:span><text:span text:style-name="T16">.</text:span><text:span text:style-name="T29">out</text:span><text:span text:style-name="T16">.println(</text:span><text:span text:style-name="T38">"</text:span><text:span text:style-name="T52">\n</text:span><text:span text:style-name="T38">nome marca veicolo 1 = " </text:span><text:span text:style-name="T16">+ </text:span><text:span text:style-name="T28">v</text:span><text:span text:style-name="T16">.getNomeMarca() + </text:span><text:span text:style-name="T38">"</text:span><text:span text:style-name="T52">\n</text:span><text:span text:style-name="T38">" </text:span><text:span text:style-name="T16">+</text:span><text:line-break/><text:span text:style-name="T16"><text:tab/><text:tab/> <text:s text:c="3"/></text:span><text:span text:style-name="T38">"nome modello veicolo 1 = " </text:span><text:span text:style-name="T16">+ </text:span><text:span text:style-name="T28">v</text:span><text:span text:style-name="T16">.getNomeModello() + </text:span><text:span text:style-name="T38">"</text:span><text:span text:style-name="T52">\n</text:span><text:span text:style-name="T38">"</text:span><text:span text:style-name="T16">);</text:span><text:line-break/><text:line-break/><text:span text:style-name="T16"> <text:s text:c="7"/></text:span><text:span text:style-name="T11">System</text:span><text:span text:style-name="T16">.</text:span><text:span text:style-name="T29">out</text:span><text:span text:style-name="T16">.println(</text:span><text:span text:style-name="T38">"nome marca veicolo 2 = " </text:span><text:span text:style-name="T16">+ </text:span><text:span text:style-name="T28">v2</text:span><text:span text:style-name="T16">.getNomeMarca() + </text:span><text:span text:style-name="T38">"</text:span><text:span text:style-name="T52">\n</text:span><text:span text:style-name="T38">" </text:span><text:span text:style-name="T16">+</text:span><text:line-break/><text:span text:style-name="T16"><text:tab/><text:tab/> <text:s text:c="3"/></text:span><text:span text:style-name="T38">"nome modello veicolo 2 = " </text:span><text:span text:style-name="T16">+ </text:span><text:span text:style-name="T28">v2</text:span><text:span text:style-name="T16">.getNomeModello() + </text:span><text:span text:style-name="T38">"</text:span><text:span text:style-name="T52">\n</text:span><text:span text:style-name="T38">"</text:span><text:span text:style-name="T16">);</text:span><text:line-break/> <text:s text:c="3"/><text:span text:style-name="T16">}</text:span><text:line-break/><text:span text:style-name="T16">}</text:span></text:p>
      <text:p text:style-name="P40"/>
      <text:p text:style-name="P45"/>
      <text:p text:style-name="P45"><draw:frame draw:style-name="fr1" draw:name="Immagine7" text:anchor-type="char" svg:x="1.991cm" svg:y="0.441cm" svg:width="12.896cm" svg:height="4.509cm" draw:z-index="6"><draw:image xlink:href="Pictures/10000001000002CB000000FA6A1A59689B65E54D.png" xlink:type="simple" xlink:show="embed" xlink:actuate="onLoad" draw:mime-type="image/png"/></draw:frame><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draw:frame draw:style-name="fr1" draw:name="Immagine8" text:anchor-type="char" svg:x="4.404cm" svg:y="0.335cm" svg:width="8.192cm" svg:height="4.382cm" draw:z-index="7"><draw:image xlink:href="Pictures/1000000100000183000000CFD4C79195141773E2.png" xlink:type="simple" xlink:show="embed" xlink:actuate="onLoad" draw:mime-type="image/png"/></draw:frame><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P90" text:outline-level="2"><text:bookmark-start text:name="__RefHeading___Toc2419_1658249510"/><text:soft-page-break/>ANNOTATION @COMPONENTSCAN<text:bookmark-end text:name="__RefHeading___Toc2419_1658249510"/></text:h>
      <text:p text:style-name="P61">Quando eseguiamo un applicazione creata il framework Spring, quest’ultimo <text:span text:style-name="T55">di default </text:span>parte dal package principale e va ad ispezionare tutte le sottocartelle. In particolare, va a cercare tutte le classi annotate con @Component, @Bean e le altre annotation già viste, le prende a suo carico e le immagazzina nel suo container, sotto forma di bean.</text:p>
      <text:p text:style-name="P64">Possiamo comunque cambiare quello che è il comportamento di default di Spring, attraverso l’annotation @ComponentScan. Tramite @ComponentScan diciamo a Spring dove andare a trovare le classi che ci servono, quindi quelle che si prenderà in carico nel suo container e che deve trasformare in bean.</text:p>
      <text:p text:style-name="P65">Per fare un esempio, possiamo creare un package “prova” senza classi al suo interno. Se inseriamo l’annotation @ComponentScan <text:span text:style-name="T56">(con il path del package creato tra parentesi)</text:span> nella classe dell’esempio precedente <text:span text:style-name="T56">(</text:span><text:span text:style-name="T57">CorsoSpringHibernateApplication.java</text:span><text:span text:style-name="T56">)</text:span>, dove abbiamo istanziato <text:span text:style-name="T56">Persona e Veicolo tramite @Autowired, Spring ci restituisce errore perché non riesce a trovare le classi Persona e Veicolo di cui richiediamo un’istanza.</text:span></text:p>
      <text:p text:style-name="P65"/>
      <text:p text:style-name="P45"><draw:frame draw:style-name="fr1" draw:name="Immagine9" text:anchor-type="char" svg:x="4.743cm" svg:y="-0.3cm" svg:width="7.514cm" svg:height="7.133cm" draw:z-index="8"><draw:image xlink:href="Pictures/10000001000001630000015109FEE797AB7FA7B6.png" xlink:type="simple" xlink:show="embed" xlink:actuate="onLoad" draw:mime-type="image/png"/></draw:frame><text:s/></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text:p>
      <text:p text:style-name="P45"/>
      <text:p text:style-name="P45"/>
      <text:p text:style-name="P45"/>
      <text:p text:style-name="P45"/>
      <text:p text:style-name="P9">CorsoSpringHibernateApplication.java</text:p>
      <text:p text:style-name="P42"/>
      <text:p text:style-name="P43"><text:span text:style-name="T6">package </text:span><text:span text:style-name="T11">com.example.Corso_Spring_Hibernate</text:span><text:span text:style-name="T16">;</text:span><text:line-break/><text:line-break/><text:span text:style-name="T6">import </text:span><text:span text:style-name="T11">com.example.Corso_Spring_Hibernate.dependency_injection.Persona</text:span><text:span text:style-name="T16">;</text:span><text:line-break/><text:span text:style-name="T6">import </text:span><text:span text:style-name="T11">com.example.Corso_Spring_Hibernate.dependency_injection.Veicolo</text:span><text:span text:style-name="T16">;</text:span><text:line-break/><text:span text:style-name="T6">import </text:span><text:span text:style-name="T11">org.springframework.beans.factory.annotation.</text:span><text:span text:style-name="T43">Autowired</text:span><text:span text:style-name="T16">;</text:span><text:line-break/><text:span text:style-name="T6">import </text:span><text:span text:style-name="T11">org.springframework.beans.factory.annotation.</text:span><text:span text:style-name="T43">Qualifier</text:span><text:span text:style-name="T16">;</text:span><text:line-break/><text:span text:style-name="T6">import </text:span><text:span text:style-name="T11">org.springframework.boot.SpringApplication</text:span><text:span text:style-name="T16">;</text:span><text:line-break/><text:span text:style-name="T6">import </text:span><text:span text:style-name="T11">org.springframework.boot.autoconfigure.</text:span><text:span text:style-name="T43">SpringBootApplication</text:span><text:span text:style-name="T16">;</text:span><text:line-break/><text:span text:style-name="T6">import </text:span><text:span text:style-name="T11">org.springframework.stereotype.</text:span><text:span text:style-name="T43">Controller</text:span><text:span text:style-name="T16">;</text:span><text:line-break/><text:span text:style-name="T6">import </text:span><text:span text:style-name="T11">org.springframework.web.bind.annotation.</text:span><text:span text:style-name="T43">RequestMapping</text:span><text:span text:style-name="T16">;</text:span><text:line-break/><text:line-break/><text:span text:style-name="T43">@SpringBootApplication</text:span><text:line-break/><text:span text:style-name="T43">@Controller</text:span><text:line-break/><text:span text:style-name="T43">@RequestMapping</text:span><text:span text:style-name="T16">(</text:span><text:span text:style-name="T38">"/"</text:span><text:span text:style-name="T16">)</text:span></text:p>
      <text:p text:style-name="P62"><text:span text:style-name="T45">@ComponentScan</text:span><text:span text:style-name="T19">(</text:span><text:span text:style-name="T40">"com.example.Corso_Spring_Hibernate.prova"</text:span><text:span text:style-name="T19">)</text:span><text:span text:style-name="T50"><text:line-break/></text:span><text:span text:style-name="T8">public class </text:span><text:span text:style-name="T13">CorsoSpringHibernateApplication </text:span><text:span text:style-name="T19">{</text:span><text:span text:style-name="T50"><text:line-break/></text:span></text:p>
      <text:p text:style-name="P62"><text:soft-page-break/><text:span text:style-name="T50"><text:line-break/></text:span><text:span text:style-name="T19"> <text:s text:c="3"/></text:span><text:span text:style-name="T26">/* L'annotation @Autowired va sopra la dichiarazione</text:span><text:span text:style-name="T50"><text:line-break/> <text:s text:c="3"/></text:span><text:span text:style-name="T26">* dell'istanza di una classe annotata precedentemente</text:span><text:span text:style-name="T50"><text:line-break/> <text:s text:c="3"/></text:span><text:span text:style-name="T26">* con l'annotation @Component (vale anche per classi</text:span><text:span text:style-name="T50"><text:line-break/> <text:s text:c="3"/></text:span><text:span text:style-name="T26">* annotate con @Controller(@RestController), @Service,</text:span><text:span text:style-name="T50"><text:line-break/> <text:s text:c="3"/></text:span><text:span text:style-name="T26">* o @Repository). In questo modo non abbiamo bisogno</text:span><text:span text:style-name="T50"><text:line-break/> <text:s text:c="3"/></text:span><text:span text:style-name="T26">* di inizializzare l'istanza con new,</text:span><text:span text:style-name="T50"><text:line-break/> <text:s text:c="3"/></text:span><text:span text:style-name="T26">* dato che lo fa già Spring dietro le quinte */</text:span><text:span text:style-name="T50"><text:line-break/></text:span><text:span text:style-name="T26"> <text:s text:c="3"/></text:span><text:span text:style-name="T45">@Autowired</text:span><text:span text:style-name="T50"><text:line-break/></text:span><text:span text:style-name="T45"> <text:s text:c="3"/></text:span><text:span text:style-name="T13">Persona </text:span><text:span text:style-name="T31">p</text:span><text:span text:style-name="T19">;</text:span></text:p>
      <text:p text:style-name="P24"/>
      <text:p text:style-name="P24"/>
      <text:p text:style-name="P43"><text:line-break/><text:line-break/><text:span text:style-name="T16"> <text:s text:c="3"/></text:span><text:span text:style-name="T22">/*In questo caso, invece, l'annotation @Autowired sta</text:span><text:line-break/> <text:s text:c="3"/><text:span text:style-name="T22">* sopra la dichiarazione dell'istanza di una classe</text:span><text:line-break/> <text:s text:c="3"/><text:span text:style-name="T22">* che è stata configurata mediante un metodo @Bean</text:span><text:line-break/> <text:s text:c="3"/><text:span text:style-name="T22">* all'interno di una classe annotata con @Configuration */</text:span><text:line-break/><text:span text:style-name="T22"> <text:s text:c="3"/></text:span><text:span text:style-name="T43">@Autowired</text:span><text:line-break/> <text:s text:c="3"/><text:span text:style-name="T43">@Qualifier</text:span><text:span text:style-name="T16">(</text:span><text:span text:style-name="T38">"1"</text:span><text:span text:style-name="T16">)</text:span></text:p>
      <text:p text:style-name="P43"><text:span text:style-name="T16"><text:s text:c="4"/></text:span><text:span text:style-name="T11">Veicolo </text:span><text:span text:style-name="T28">v</text:span><text:span text:style-name="T16">;</text:span><text:line-break/><text:line-break/><text:span text:style-name="T16"> <text:s text:c="3"/></text:span><text:span text:style-name="T43">@Autowired</text:span><text:line-break/> <text:s text:c="3"/><text:span text:style-name="T43">@Qualifier</text:span><text:span text:style-name="T16">(</text:span><text:span text:style-name="T38">"2"</text:span><text:span text:style-name="T16">)</text:span><text:line-break/><text:span text:style-name="T16"> <text:s text:c="3"/></text:span><text:span text:style-name="T11">Veicolo </text:span><text:span text:style-name="T28">v2</text:span><text:span text:style-name="T16">;</text:span><text:line-break/><text:line-break/><text:span text:style-name="T16"> <text:s text:c="3"/></text:span><text:span text:style-name="T6">public static void </text:span><text:span text:style-name="T34">main</text:span><text:span text:style-name="T16">(</text:span><text:span text:style-name="T11">String</text:span><text:span text:style-name="T16">[] args) {</text:span><text:line-break/><text:span text:style-name="T16"> <text:s text:c="7"/></text:span><text:span text:style-name="T11">SpringApplication</text:span><text:span text:style-name="T16">.</text:span><text:span text:style-name="T17">run</text:span><text:span text:style-name="T16">(</text:span><text:span text:style-name="T11">CorsoSpringHibernateApplication</text:span><text:span text:style-name="T16">.</text:span><text:span text:style-name="T6">class</text:span><text:span text:style-name="T16">, args);</text:span><text:line-break/> <text:s text:c="3"/><text:span text:style-name="T16">}</text:span><text:line-break/><text:line-break/><text:span text:style-name="T16"> <text:s text:c="3"/></text:span><text:span text:style-name="T43">@RequestMapping</text:span><text:span text:style-name="T16">(</text:span><text:span text:style-name="T38">"/"</text:span><text:span text:style-name="T16">)</text:span><text:line-break/><text:span text:style-name="T16"> <text:s text:c="3"/></text:span><text:span text:style-name="T6">public void </text:span><text:span text:style-name="T34">stampaVeicolo</text:span><text:span text:style-name="T16">(){</text:span><text:line-break/><text:span text:style-name="T16"> <text:s text:c="7"/></text:span><text:span text:style-name="T11">System</text:span><text:span text:style-name="T16">.</text:span><text:span text:style-name="T29">out</text:span><text:span text:style-name="T16">.println(</text:span><text:span text:style-name="T38">"</text:span><text:span text:style-name="T52">\n</text:span><text:span text:style-name="T38">nome marca veicolo 1 = " </text:span><text:span text:style-name="T16">+ </text:span><text:span text:style-name="T28">v</text:span><text:span text:style-name="T16">.getNomeMarca() + </text:span><text:span text:style-name="T38">"</text:span><text:span text:style-name="T52">\n</text:span><text:span text:style-name="T38">" </text:span><text:span text:style-name="T16">+</text:span><text:line-break/><text:span text:style-name="T16"><text:tab/><text:tab/> <text:s text:c="3"/></text:span><text:span text:style-name="T38">"nome modello veicolo 1 = " </text:span><text:span text:style-name="T16">+ </text:span><text:span text:style-name="T28">v</text:span><text:span text:style-name="T16">.getNomeModello() + </text:span><text:span text:style-name="T38">"</text:span><text:span text:style-name="T52">\n</text:span><text:span text:style-name="T38">"</text:span><text:span text:style-name="T16">);</text:span><text:line-break/><text:line-break/><text:span text:style-name="T16"> <text:s text:c="7"/></text:span><text:span text:style-name="T11">System</text:span><text:span text:style-name="T16">.</text:span><text:span text:style-name="T29">out</text:span><text:span text:style-name="T16">.println(</text:span><text:span text:style-name="T38">"nome marca veicolo 2 = " </text:span><text:span text:style-name="T16">+ </text:span><text:span text:style-name="T28">v2</text:span><text:span text:style-name="T16">.getNomeMarca() + </text:span><text:span text:style-name="T38">"</text:span><text:span text:style-name="T52">\n</text:span><text:span text:style-name="T38">" </text:span><text:span text:style-name="T16">+</text:span><text:line-break/><text:span text:style-name="T16"><text:tab/><text:tab/> <text:s text:c="3"/></text:span><text:span text:style-name="T38">"nome modello veicolo 2 = " </text:span><text:span text:style-name="T16">+ </text:span><text:span text:style-name="T28">v2</text:span><text:span text:style-name="T16">.getNomeModello() + </text:span><text:span text:style-name="T38">"</text:span><text:span text:style-name="T52">\n</text:span><text:span text:style-name="T38">"</text:span><text:span text:style-name="T16">);</text:span><text:line-break/> <text:s text:c="3"/><text:span text:style-name="T16">}</text:span><text:line-break/><text:span text:style-name="T16">}</text:span></text:p>
      <text:p text:style-name="P25"/>
      <text:p text:style-name="P25"/>
      <text:p text:style-name="P25"/>
      <text:p text:style-name="P25"/>
      <text:p text:style-name="P22">***************************</text:p>
      <text:p text:style-name="P22">APPLICATION FAILED TO START</text:p>
      <text:p text:style-name="P22">***************************</text:p>
      <text:p text:style-name="P22"/>
      <text:p text:style-name="P22">Description:</text:p>
      <text:p text:style-name="P22"/>
      <text:p text:style-name="P34"><text:span text:style-name="T16">Field p in com.example.Corso_Spring_Hibernate.CorsoSpringHibernateApplication required a </text:span><text:span text:style-name="T58">bean of type 'com.example.Corso_Spring_Hibernate.dependency_injection.Persona' that could not be found</text:span><text:span text:style-name="T16">.</text:span></text:p>
      <text:p text:style-name="P22"/>
      <text:p text:style-name="P22">The injection point has the following annotations:</text:p>
      <text:p text:style-name="P22">- @org.springframework.beans.factory.annotation.Autowired(required=true)</text:p>
      <text:p text:style-name="P22"/>
      <text:p text:style-name="P22"/>
      <text:p text:style-name="P22"/>
      <text:p text:style-name="P22"/>
      <text:p text:style-name="P22"/>
      <text:p text:style-name="P22"/>
      <text:p text:style-name="P22"/>
      <text:p text:style-name="P63"/>
      <text:h text:style-name="P91" text:outline-level="2"><text:bookmark-start text:name="__RefHeading___Toc2885_375881831"/><text:soft-page-break/>ANNOTATION <text:span text:style-name="T69">@SCOPE</text:span><text:bookmark-end text:name="__RefHeading___Toc2885_375881831"/></text:h>
      <text:p text:style-name="P67">Come già detto, quando facciamo partire un’applicazione Spring, il compito dell’@Autowired è quello di trovare l’istanza di una classe nel container. Di default, questa istanza è singleton, cioè l’@Autowired va a chiamare sempre la stessa istanza e mai una nuova.</text:p>
      <text:p text:style-name="P70"><text:span text:style-name="T59">Possiamo decidere però di cambiare questo comportamento tramite l’annotation @Scope</text:span><text:span text:style-name="T61">(“prototype”)</text:span><text:span text:style-name="T59"> </text:span><text:span text:style-name="T60">(da inserire sopra la classe per la quale vogliamo creare più istanze)</text:span><text:span text:style-name="T59">, grazie al quale verrà </text:span><text:span text:style-name="T60">creata</text:span><text:span text:style-name="T59"> un’istanza nuova </text:span><text:span text:style-name="T61">ogni qualvolta si farà un’@Autowired</text:span><text:span text:style-name="T59">. </text:span><text:span text:style-name="T61">Da notare che se viene utilizzato @Scope(“singleton”), il comportamento dell’@Autowired sarà uguale a quello di default.</text:span></text:p>
      <text:p text:style-name="P67">Possiamo verificare ciò inserendo un contatore nel costruttore della classe istanziata (nel nostro caso Persona). <text:span text:style-name="T61">Ogni qualvolta verrà creata una nuova istanza della classe, si avvierà il costruttore e conteggerà quante volte viene istanziata una classe. </text:span><text:span text:style-name="T62">Mettiamo in pratica l’esempio con e senza @Scope:</text:span></text:p>
      <text:p text:style-name="P67"/>
      <text:p text:style-name="P52">Persona.java</text:p>
      <text:p text:style-name="P35"><text:span text:style-name="T6">package </text:span><text:span text:style-name="T11">com.example.Corso_Spring_Hibernate.dependency_injection</text:span><text:span text:style-name="T16">;</text:span><text:line-break/><text:line-break/><text:span text:style-name="T6">import </text:span><text:span text:style-name="T11">org.springframework.beans.factory.annotation.</text:span><text:span text:style-name="T43">Autowired</text:span><text:span text:style-name="T16">;</text:span><text:line-break/><text:span text:style-name="T6">import </text:span><text:span text:style-name="T11">org.springframework.context.annotation.</text:span><text:span text:style-name="T43">Scope</text:span><text:span text:style-name="T16">;</text:span><text:line-break/><text:span text:style-name="T6">import </text:span><text:span text:style-name="T11">org.springframework.stereotype.</text:span><text:span text:style-name="T43">Component</text:span><text:span text:style-name="T16">;</text:span><text:line-break/><text:line-break/><text:line-break/><text:span text:style-name="T22">/* @Scoope("prototype") permette di creare un'istanza della classe ogni</text:span><text:line-break/><text:span text:style-name="T22"> * qualvolta si farà l'@Autowired. Senza @Scope, o con @Scope("singleton"),</text:span><text:line-break/><text:span text:style-name="T22"> * l'@Autowired chiama sempre la stessa istanza (singleton pattern)*/</text:span><text:line-break/><text:span text:style-name="T43">@Scope</text:span><text:span text:style-name="T16">(</text:span><text:span text:style-name="T38">"prototype"</text:span><text:span text:style-name="T16">)</text:span><text:line-break/><text:line-break/><text:span text:style-name="T22">/* Quando inizializziamo il progetto, Spring va a vedere tutte le classi</text:span><text:line-break/><text:span text:style-name="T22"> * con l'annotation @Component, ne crea un bean e lo inserisce nel suo cantainer*/</text:span><text:line-break/><text:span text:style-name="T43">@Component</text:span><text:line-break/><text:span text:style-name="T6">public class </text:span><text:span text:style-name="T11">Persona </text:span><text:span text:style-name="T16">{</text:span><text:line-break/><text:span text:style-name="T16"> <text:s text:c="3"/></text:span><text:span text:style-name="T6">public </text:span><text:span text:style-name="T11">String </text:span><text:span text:style-name="T28">nome</text:span><text:span text:style-name="T16">;</text:span><text:line-break/><text:span text:style-name="T16"> <text:s text:c="3"/></text:span><text:span text:style-name="T6">public </text:span><text:span text:style-name="T11">String </text:span><text:span text:style-name="T28">cognome</text:span><text:span text:style-name="T16">;</text:span><text:line-break/><text:span text:style-name="T16"> <text:s text:c="3"/></text:span><text:span text:style-name="T6">public static int </text:span><text:span text:style-name="T29">contatore </text:span><text:span text:style-name="T16">= </text:span><text:span text:style-name="T64">0</text:span><text:span text:style-name="T16">;</text:span><text:line-break/><text:line-break/><text:span text:style-name="T16"> <text:s text:c="3"/></text:span><text:span text:style-name="T43">@Autowired</text:span><text:line-break/><text:span text:style-name="T43"> <text:s text:c="3"/></text:span><text:span text:style-name="T11">Indirizzo </text:span><text:span text:style-name="T28">indirizzo</text:span><text:span text:style-name="T16">;</text:span><text:line-break/><text:line-break/><text:span text:style-name="T16"> <text:s text:c="3"/></text:span><text:span text:style-name="T6">public </text:span><text:span text:style-name="T34">Persona</text:span><text:span text:style-name="T16">() {</text:span><text:line-break/><text:span text:style-name="T16"> <text:s text:c="7"/></text:span><text:span text:style-name="T29">contatore </text:span><text:span text:style-name="T16">++;</text:span><text:line-break/><text:span text:style-name="T16"> <text:s text:c="3"/>}</text:span><text:line-break/><text:span text:style-name="T16">}</text:span></text:p>
      <text:p text:style-name="P66"/>
      <text:p text:style-name="P66"/>
      <text:p text:style-name="P66"/>
      <text:p text:style-name="P66"/>
      <text:p text:style-name="P66"/>
      <text:p text:style-name="P66"/>
      <text:p text:style-name="P66"/>
      <text:p text:style-name="P66"/>
      <text:p text:style-name="P66"/>
      <text:p text:style-name="P66"/>
      <text:p text:style-name="P66"><text:soft-page-break/><text:span text:style-name="T66">ScopeAnnotation.java</text:span><text:tab/></text:p>
      <text:p text:style-name="P66"/>
      <text:p text:style-name="P35"><text:span text:style-name="T6">package </text:span><text:span text:style-name="T11">com.example.Corso_Spring_Hibernate.scoope_annotation</text:span><text:span text:style-name="T16">;</text:span><text:line-break/><text:line-break/><text:span text:style-name="T6">import </text:span><text:span text:style-name="T11">com.example.Corso_Spring_Hibernate.dependency_injection.Persona</text:span><text:span text:style-name="T16">;</text:span><text:line-break/><text:span text:style-name="T6">import </text:span><text:span text:style-name="T11">org.springframework.beans.factory.annotation.</text:span><text:span text:style-name="T43">Autowired</text:span><text:span text:style-name="T16">;</text:span><text:line-break/><text:span text:style-name="T6">import </text:span><text:span text:style-name="T11">org.springframework.stereotype.</text:span><text:span text:style-name="T43">Controller</text:span><text:span text:style-name="T16">;</text:span><text:line-break/><text:span text:style-name="T6">import </text:span><text:span text:style-name="T11">org.springframework.web.bind.annotation.</text:span><text:span text:style-name="T43">RequestMapping</text:span><text:span text:style-name="T16">;</text:span><text:line-break/><text:line-break/><text:span text:style-name="T43">@Controller</text:span><text:line-break/><text:span text:style-name="T43">@RequestMapping</text:span><text:span text:style-name="T16">(</text:span><text:span text:style-name="T38">"/scope"</text:span><text:span text:style-name="T16">)</text:span><text:line-break/><text:span text:style-name="T6">public class </text:span><text:span text:style-name="T11">ScopeAnnotation </text:span><text:span text:style-name="T16">{</text:span><text:line-break/><text:line-break/><text:span text:style-name="T16"> <text:s text:c="3"/></text:span><text:span text:style-name="T22">/* L'annotation @Autowired va sopra la dichiarazione</text:span><text:line-break/><text:span text:style-name="T22"> <text:s text:c="4"/>* dell'istanza di una classe annotata precedentemente</text:span><text:line-break/><text:span text:style-name="T22"> <text:s text:c="4"/>* con l'annotation @Component (vale anche per classi</text:span><text:line-break/><text:span text:style-name="T22"> <text:s text:c="4"/>* annotate con @Controller(@RestController), @Service,</text:span><text:line-break/><text:span text:style-name="T22"> <text:s text:c="4"/>* o @Repository). In questo modo non abbiamo bisogno</text:span><text:line-break/><text:span text:style-name="T22"> <text:s text:c="4"/>* di inizializzare l'istanza con new,</text:span><text:line-break/><text:span text:style-name="T22"> <text:s text:c="4"/>* dato che lo fa già Spring dietro le quinte */</text:span><text:line-break/><text:span text:style-name="T22"> <text:s text:c="3"/></text:span><text:span text:style-name="T43">@Autowired</text:span><text:line-break/><text:span text:style-name="T43"> <text:s text:c="3"/></text:span><text:span text:style-name="T11">Persona </text:span><text:span text:style-name="T28">p</text:span><text:span text:style-name="T16">;</text:span><text:line-break/><text:line-break/><text:span text:style-name="T16"> <text:s text:c="3"/></text:span><text:span text:style-name="T43">@Autowired</text:span><text:line-break/><text:span text:style-name="T43"> <text:s text:c="3"/></text:span><text:span text:style-name="T11">Persona </text:span><text:span text:style-name="T28">p2</text:span><text:span text:style-name="T16">;</text:span><text:line-break/><text:line-break/><text:span text:style-name="T16"> <text:s text:c="3"/></text:span><text:span text:style-name="T43">@Autowired</text:span><text:line-break/><text:span text:style-name="T43"> <text:s text:c="3"/></text:span><text:span text:style-name="T11">Persona </text:span><text:span text:style-name="T28">p3</text:span><text:span text:style-name="T16">;</text:span><text:line-break/><text:line-break/><text:span text:style-name="T16"> <text:s text:c="3"/></text:span><text:span text:style-name="T43">@RequestMapping</text:span><text:span text:style-name="T16">(</text:span><text:span text:style-name="T38">"/stampa"</text:span><text:span text:style-name="T16">)</text:span><text:line-break/><text:span text:style-name="T16"> <text:s text:c="3"/></text:span><text:span text:style-name="T6">public void </text:span><text:span text:style-name="T34">stampa</text:span><text:span text:style-name="T16">(){</text:span><text:line-break/><text:span text:style-name="T16"> <text:s text:c="7"/></text:span><text:span text:style-name="T11">System</text:span><text:span text:style-name="T16">.</text:span><text:span text:style-name="T29">out</text:span><text:span text:style-name="T16">.println(</text:span><text:span text:style-name="T38">"numero istanze di Persona : " </text:span><text:span text:style-name="T16">+ </text:span><text:span text:style-name="T11">Persona</text:span><text:span text:style-name="T16">.</text:span><text:span text:style-name="T29">contatore</text:span><text:span text:style-name="T16">);</text:span><text:line-break/><text:span text:style-name="T16"> <text:s text:c="3"/>}</text:span><text:line-break/><text:span text:style-name="T16">}</text:span></text:p>
      <text:p text:style-name="P66"/>
      <text:p text:style-name="P71">I vari comportamenti dell’esempio sono:</text:p>
      <text:p text:style-name="P71"><draw:frame draw:style-name="fr2" draw:name="Immagine10" text:anchor-type="char" svg:width="9.248cm" svg:height="3.616cm" draw:z-index="9"><draw:image xlink:href="Pictures/10000001000002D90000011D6D8FCB4C3A1FD9A0.png" xlink:type="simple" xlink:show="embed" xlink:actuate="onLoad" draw:mime-type="image/png"/></draw:frame></text:p>
      <text:p text:style-name="P71"/>
      <text:p text:style-name="P71"/>
      <text:p text:style-name="P71"/>
      <text:p text:style-name="P71"/>
      <text:p text:style-name="P71">1) Con @Scope(“prototype”):</text:p>
      <text:p text:style-name="P71"><draw:frame draw:style-name="fr1" draw:name="Immagine11" text:anchor-type="char" svg:x="5.114cm" svg:y="0.122cm" svg:width="6.773cm" svg:height="1.842cm" draw:z-index="10"><draw:image xlink:href="Pictures/100000010000014000000057B82369B69F0E6D84.png" xlink:type="simple" xlink:show="embed" xlink:actuate="onLoad" draw:mime-type="image/png"/></draw:frame></text:p>
      <text:p text:style-name="P71"><text:s/></text:p>
      <text:p text:style-name="P71"/>
      <text:p text:style-name="P71">2)Con @Scope(“singleton”), o senza @Scope: </text:p>
      <text:p text:style-name="P71"><draw:frame draw:style-name="fr2" draw:name="Immagine12" text:anchor-type="char" svg:width="5.311cm" svg:height="1.231cm" draw:z-index="11"><draw:image xlink:href="Pictures/10000001000000FD0000003C43D20131C17B2F03.png" xlink:type="simple" xlink:show="embed" xlink:actuate="onLoad" draw:mime-type="image/png"/></draw:frame><text:s/></text:p>
      <text:p text:style-name="P71"/>
      <text:h text:style-name="P92" text:outline-level="2"><text:bookmark-start text:name="__RefHeading___Toc3116_375881831"/><text:soft-page-break/>ANNOTATION @<text:span text:style-name="T68">PATHVARIABLE</text:span><text:bookmark-end text:name="__RefHeading___Toc3116_375881831"/></text:h>
      <text:p text:style-name="P76"><text:span text:style-name="T68">L’annotation @PathVariable permette di passare valori in ingresso ai metodi tramite il path impostato nel @RequestMapping. </text:span>Vediamo un esempio:</text:p>
      <text:p text:style-name="P53">PathVariableAnnotation.java</text:p>
      <text:p text:style-name="P68"><text:span text:style-name="T9">package </text:span><text:span text:style-name="T14">com.example.Corso_Spring_Hibernate.pathvariable_annotation</text:span><text:span text:style-name="T20">;</text:span><text:span text:style-name="T51"><text:line-break/><text:line-break/></text:span><text:span text:style-name="T9">import </text:span><text:span text:style-name="T14">org.springframework.stereotype.</text:span><text:span text:style-name="T46">Controller</text:span><text:span text:style-name="T20">;</text:span><text:span text:style-name="T51"><text:line-break/></text:span><text:span text:style-name="T9">import </text:span><text:span text:style-name="T14">org.springframework.web.bind.annotation.</text:span><text:span text:style-name="T46">PathVariable</text:span><text:span text:style-name="T20">;</text:span><text:span text:style-name="T51"><text:line-break/></text:span><text:span text:style-name="T9">import </text:span><text:span text:style-name="T14">org.springframework.web.bind.annotation.</text:span><text:span text:style-name="T46">RequestMapping</text:span><text:span text:style-name="T20">;</text:span><text:span text:style-name="T51"><text:line-break/><text:line-break/></text:span><text:span text:style-name="T46">@Controller</text:span><text:span text:style-name="T51"><text:line-break/></text:span><text:span text:style-name="T46">@RequestMapping</text:span><text:span text:style-name="T20">(</text:span><text:span text:style-name="T41">"/pathvariable"</text:span><text:span text:style-name="T20">)</text:span><text:span text:style-name="T51"><text:line-break/></text:span><text:span text:style-name="T9">public class </text:span><text:span text:style-name="T14">PathVariableAnnotation </text:span><text:span text:style-name="T20">{</text:span><text:span text:style-name="T51"><text:line-break/><text:line-break/></text:span><text:span text:style-name="T20"> <text:s text:c="3"/></text:span><text:span text:style-name="T46">@RequestMapping</text:span><text:span text:style-name="T20">(</text:span><text:span text:style-name="T41">"/stampa/{variabile}"</text:span><text:span text:style-name="T20">)</text:span><text:span text:style-name="T51"><text:line-break/></text:span><text:span text:style-name="T20"> <text:s text:c="3"/></text:span><text:span text:style-name="T9">public void </text:span><text:span text:style-name="T36">stampa</text:span><text:span text:style-name="T20">(</text:span><text:span text:style-name="T46">@PathVariable </text:span><text:span text:style-name="T9">int </text:span><text:span text:style-name="T20">variabile){</text:span><text:span text:style-name="T51"><text:line-break/></text:span><text:span text:style-name="T20"> <text:s text:c="7"/></text:span><text:span text:style-name="T9">if</text:span><text:span text:style-name="T20">(variabile &lt; </text:span><text:span text:style-name="T65">0</text:span><text:span text:style-name="T20">){</text:span><text:span text:style-name="T51"><text:line-break/></text:span><text:span text:style-name="T20"> <text:s text:c="11"/></text:span><text:span text:style-name="T14">System</text:span><text:span text:style-name="T20">.</text:span><text:span text:style-name="T32">out</text:span><text:span text:style-name="T20">.println(</text:span><text:span text:style-name="T41">"il valore della variabile è negativo"</text:span><text:span text:style-name="T20">);</text:span><text:span text:style-name="T51"><text:line-break/></text:span><text:span text:style-name="T20"> <text:s text:c="7"/>} </text:span><text:span text:style-name="T9">else </text:span><text:span text:style-name="T20">{</text:span><text:span text:style-name="T51"><text:line-break/></text:span><text:span text:style-name="T20"> <text:s text:c="11"/></text:span><text:span text:style-name="T14">System</text:span><text:span text:style-name="T20">.</text:span><text:span text:style-name="T32">out</text:span><text:span text:style-name="T20">.println(</text:span><text:span text:style-name="T41">"il valore della variabile è positivo"</text:span><text:span text:style-name="T20">);</text:span><text:span text:style-name="T51"><text:line-break/></text:span><text:span text:style-name="T20"> <text:s text:c="7"/>}</text:span><text:span text:style-name="T51"><text:line-break/></text:span><text:span text:style-name="T20"> <text:s text:c="3"/>}</text:span><text:span text:style-name="T51"><text:line-break/></text:span><text:span text:style-name="T20">}</text:span><text:line-break/></text:p>
      <text:p text:style-name="Text_20_body">Il risultato di questo esempio è il seguente:</text:p>
      <text:p text:style-name="Text_20_body"><draw:frame draw:style-name="fr1" draw:name="Immagine13" text:anchor-type="char" svg:x="3.9cm" svg:y="0.086cm" svg:width="9.202cm" svg:height="3.455cm" draw:z-index="12"><draw:image xlink:href="Pictures/10000001000002C70000010B706F928E662113C8.png" xlink:type="simple" xlink:show="embed" xlink:actuate="onLoad" draw:mime-type="image/png"/></draw:frame></text:p>
      <text:p text:style-name="P69"><text:s text:c="2"/></text:p>
      <text:p text:style-name="P69"/>
      <text:p text:style-name="P69"/>
      <text:p text:style-name="P69"/>
      <text:p text:style-name="P69"><draw:frame draw:style-name="fr2" draw:name="Immagine14" text:anchor-type="char" svg:width="6.329cm" svg:height="1.291cm" draw:z-index="13"><draw:image xlink:href="Pictures/100000010000012B0000003D0C7D46C7A7E1F2DC.png" xlink:type="simple" xlink:show="embed" xlink:actuate="onLoad" draw:mime-type="image/png"/></draw:frame><text:s/></text:p>
      <text:p text:style-name="P69"/>
      <text:p text:style-name="P69"/>
      <text:p text:style-name="P69"><draw:frame draw:style-name="fr1" draw:name="Immagine15" text:anchor-type="char" svg:x="3.9cm" svg:y="0.014cm" svg:width="9.202cm" svg:height="3.455cm" draw:z-index="14"><draw:image xlink:href="Pictures/10000001000002CF00000101DD400EC4ED12F9AE.png" xlink:type="simple" xlink:show="embed" xlink:actuate="onLoad" draw:mime-type="image/png"/></draw:frame></text:p>
      <text:p text:style-name="P69"/>
      <text:p text:style-name="P69"><text:s/></text:p>
      <text:p text:style-name="P69"/>
      <text:p text:style-name="P69"/>
      <text:p text:style-name="P69"><draw:frame draw:style-name="fr1" draw:name="Immagine16" text:anchor-type="char" svg:x="5.336cm" svg:y="0cm" svg:width="6.329cm" svg:height="1.291cm" draw:z-index="15"><draw:image xlink:href="Pictures/100000010000014F00000048CAE2AAA38D61BE9C.png" xlink:type="simple" xlink:show="embed" xlink:actuate="onLoad" draw:mime-type="image/png"/></draw:frame><text:s/></text:p>
      <text:p text:style-name="P69"/>
      <text:p text:style-name="P69"/>
      <text:h text:style-name="P93" text:outline-level="2"><text:bookmark-start text:name="__RefHeading___Toc3190_160948557"/><text:soft-page-break/>ANNOTATION @REQUESTPARAM<text:bookmark-end text:name="__RefHeading___Toc3190_160948557"/></text:h>
      <text:p text:style-name="P74">L’Annotation @RequestParam è molto simile a @PathVariable, cioè permette di passare valori in ingresso ai metodi tramite path impostato <text:span text:style-name="T68">nel @RequestMapping, </text:span>con la differenza che questa volta si utilizzano le query string. Vediamo un esempio:</text:p>
      <text:p text:style-name="P54">RequestParamAnnotation.java</text:p>
      <text:p text:style-name="P73"><text:span text:style-name="T10">package </text:span><text:span text:style-name="T15">com.example.Corso_Spring_Hibernate.requestparam_annotation</text:span><text:span text:style-name="T21">;</text:span><text:line-break/><text:line-break/><text:span text:style-name="T10">import </text:span><text:span text:style-name="T15">org.springframework.stereotype.</text:span><text:span text:style-name="T47">Controller</text:span><text:span text:style-name="T21">;</text:span><text:line-break/><text:span text:style-name="T10">import </text:span><text:span text:style-name="T15">org.springframework.web.bind.annotation.</text:span><text:span text:style-name="T47">RequestMapping</text:span><text:span text:style-name="T21">;</text:span><text:line-break/><text:span text:style-name="T10">import </text:span><text:span text:style-name="T15">org.springframework.web.bind.annotation.</text:span><text:span text:style-name="T47">RequestParam</text:span><text:span text:style-name="T21">;</text:span><text:line-break/><text:line-break/><text:span text:style-name="T47">@Controller</text:span><text:line-break/><text:span text:style-name="T47">@RequestMapping</text:span><text:span text:style-name="T21">(</text:span><text:span text:style-name="T42">"/requestparam"</text:span><text:span text:style-name="T21">)</text:span><text:line-break/><text:span text:style-name="T10">public class </text:span><text:span text:style-name="T15">RequestParamAnnotation </text:span><text:span text:style-name="T21">{</text:span><text:line-break/><text:line-break/><text:span text:style-name="T21"> <text:s text:c="7"/></text:span><text:span text:style-name="T47">@RequestMapping</text:span><text:span text:style-name="T21">(</text:span><text:span text:style-name="T42">"/stampa"</text:span><text:span text:style-name="T21">)</text:span><text:line-break/><text:span text:style-name="T21"> <text:s text:c="7"/></text:span><text:span text:style-name="T10">public void </text:span><text:span text:style-name="T37">stampa</text:span><text:span text:style-name="T21">(</text:span><text:span text:style-name="T47">@RequestParam </text:span><text:span text:style-name="T10">int </text:span><text:span text:style-name="T21">variabile) {</text:span><text:line-break/><text:span text:style-name="T21"> <text:s text:c="7"/></text:span><text:span text:style-name="T10">if </text:span><text:span text:style-name="T21">(variabile &lt; </text:span><text:span text:style-name="T63">0</text:span><text:span text:style-name="T21">) {</text:span><text:line-break/><text:span text:style-name="T21"> <text:s text:c="11"/></text:span><text:span text:style-name="T15">System</text:span><text:span text:style-name="T21">.</text:span><text:span text:style-name="T30">out</text:span><text:span text:style-name="T21">.println(</text:span><text:span text:style-name="T42">"il valore della variabile è negativo"</text:span><text:span text:style-name="T21">);</text:span><text:line-break/><text:span text:style-name="T21"> <text:s text:c="7"/>} </text:span><text:span text:style-name="T10">else </text:span><text:span text:style-name="T21">{</text:span><text:line-break/><text:span text:style-name="T21"> <text:s text:c="11"/></text:span><text:span text:style-name="T15">System</text:span><text:span text:style-name="T21">.</text:span><text:span text:style-name="T30">out</text:span><text:span text:style-name="T21">.println(</text:span><text:span text:style-name="T42">"il valore della variabile è positivo"</text:span><text:span text:style-name="T21">);</text:span><text:line-break/><text:span text:style-name="T21"> <text:s text:c="7"/>}</text:span><text:line-break/><text:span text:style-name="T21"> <text:s text:c="3"/>}</text:span><text:line-break/><text:span text:style-name="T21">}</text:span></text:p>
      <text:p text:style-name="P72"/>
      <text:p text:style-name="P75">Il risultato di questo esempio è il seguente:</text:p>
      <text:p text:style-name="P75"><draw:frame draw:style-name="fr1" draw:name="Immagine17" text:anchor-type="char" svg:x="3.9cm" svg:y="0.086cm" svg:width="9.202cm" svg:height="3.455cm" draw:z-index="16"><draw:image xlink:href="Pictures/10000001000002C6000000FCBC38FDE3819927E0.png" xlink:type="simple" xlink:show="embed" xlink:actuate="onLoad" draw:mime-type="image/png"/></draw:frame><text:s/></text:p>
      <text:p text:style-name="P75"/>
      <text:p text:style-name="P75"/>
      <text:p text:style-name="P75"/>
      <text:p text:style-name="P75"/>
      <text:p text:style-name="P75"><draw:frame draw:style-name="fr2" draw:name="Immagine18" text:anchor-type="char" svg:width="6.329cm" svg:height="1.291cm" draw:z-index="17"><draw:image xlink:href="Pictures/100000010000012B0000003D0C7D46C7A7E1F2DC.png" xlink:type="simple" xlink:show="embed" xlink:actuate="onLoad" draw:mime-type="image/png"/></draw:frame><text:s/></text:p>
      <text:p text:style-name="P75"/>
      <text:p text:style-name="P75"/>
      <text:p text:style-name="P75"><draw:frame draw:style-name="fr1" draw:name="Immagine19" text:anchor-type="char" svg:x="3.9cm" svg:y="0.014cm" svg:width="9.202cm" svg:height="3.455cm" draw:z-index="18"><draw:image xlink:href="Pictures/10000001000002CB00000106BD98FB4BCFB78E92.png" xlink:type="simple" xlink:show="embed" xlink:actuate="onLoad" draw:mime-type="image/png"/></draw:frame><text:s/></text:p>
      <text:p text:style-name="P75"/>
      <text:p text:style-name="P75"/>
      <text:p text:style-name="P75"/>
      <text:p text:style-name="P75"/>
      <text:p text:style-name="P75"><draw:frame draw:style-name="fr1" draw:name="Immagine20" text:anchor-type="char" svg:x="5.336cm" svg:y="-0.106cm" svg:width="6.329cm" svg:height="1.291cm" draw:z-index="19"><draw:image xlink:href="Pictures/100000010000014F00000048CAE2AAA38D61BE9C.png" xlink:type="simple" xlink:show="embed" xlink:actuate="onLoad" draw:mime-type="image/png"/></draw:frame><text:s/></text:p>
      <text:p text:style-name="P75"/>
      <text:h text:style-name="P94" text:outline-level="2"><text:bookmark-start text:name="__RefHeading___Toc3685_3554577345"/><text:soft-page-break/>ANNOTATION @CONTROLLER, @SERVICE, @REPOSITORY (MVC)<text:bookmark-end text:name="__RefHeading___Toc3685_3554577345"/></text:h>
      <text:p text:style-name="P79">Le annotation @Controller, @Service e @Repository sono il cuore del pattern MVC di Spring. </text:p>
      <text:p text:style-name="P107">Vediamo di seguito un esempio di <text:span text:style-name="T70">programma costruito seguendo il pattern MVC in Spring:</text:span></text:p>
      <text:p text:style-name="P107"><text:span text:style-name="T67"/></text:p>
      <text:p text:style-name="P107"><draw:frame draw:style-name="fr1" draw:name="Immagine24" text:anchor-type="char" svg:x="6.63cm" svg:y="-0.263cm" svg:width="3.366cm" svg:height="2.688cm" draw:z-index="22"><draw:image xlink:href="Pictures/100000010000009F0000007FBF322801791504EA.png" xlink:type="simple" xlink:show="embed" xlink:actuate="onLoad" draw:mime-type="image/png"/></draw:frame><text:span text:style-name="T67"/></text:p>
      <text:p text:style-name="P107"><text:span text:style-name="T67"/></text:p>
      <text:p text:style-name="P107"><text:span text:style-name="T67"/></text:p>
      <text:p text:style-name="Standard"><text:s/></text:p>
      <text:p text:style-name="Standard"><text:span text:style-name="T67"/></text:p>
      <text:p text:style-name="Standard"><text:span text:style-name="T67"/></text:p>
      <text:p text:style-name="Standard"><text:span text:style-name="T67"/></text:p>
      <text:p text:style-name="P107"><text:span text:style-name="T67">Animale.java</text:span></text:p>
      <text:p text:style-name="P36"><text:span text:style-name="T6">package </text:span><text:span text:style-name="T11">com.example.Corso_Spring_Hibernate.MVC.entity</text:span><text:span text:style-name="T16">;</text:span><text:line-break/><text:line-break/><text:span text:style-name="T6">public class </text:span><text:span text:style-name="T11">Animale </text:span><text:span text:style-name="T16">{</text:span><text:line-break/><text:span text:style-name="T16"> <text:s text:c="3"/></text:span><text:span text:style-name="T11">String </text:span><text:span text:style-name="T28">classificazione</text:span><text:span text:style-name="T16">;</text:span><text:line-break/><text:span text:style-name="T16"> <text:s text:c="3"/></text:span><text:span text:style-name="T11">String </text:span><text:span text:style-name="T28">razza</text:span><text:span text:style-name="T16">;</text:span><text:line-break/><text:line-break/><text:span text:style-name="T16"> <text:s text:c="3"/></text:span><text:span text:style-name="T6">public </text:span><text:span text:style-name="T34">Animale</text:span><text:span text:style-name="T16">() {</text:span><text:line-break/><text:span text:style-name="T16"> <text:s text:c="3"/>}</text:span><text:line-break/><text:line-break/><text:span text:style-name="T16"> <text:s text:c="3"/></text:span><text:span text:style-name="T6">public </text:span><text:span text:style-name="T11">String </text:span><text:span text:style-name="T34">getClassificazione</text:span><text:span text:style-name="T16">() {</text:span><text:line-break/><text:span text:style-name="T16"> <text:s text:c="7"/></text:span><text:span text:style-name="T6">return </text:span><text:span text:style-name="T28">classificazione</text:span><text:span text:style-name="T16">;</text:span><text:line-break/><text:span text:style-name="T16"> <text:s text:c="3"/>}</text:span><text:line-break/><text:line-break/><text:span text:style-name="T16"> <text:s text:c="3"/></text:span><text:span text:style-name="T6">public void </text:span><text:span text:style-name="T34">setClassificazione</text:span><text:span text:style-name="T16">(</text:span><text:span text:style-name="T11">String </text:span><text:span text:style-name="T16">classificazione) {</text:span><text:line-break/><text:span text:style-name="T16"> <text:s text:c="7"/></text:span><text:span text:style-name="T6">this</text:span><text:span text:style-name="T16">.</text:span><text:span text:style-name="T28">classificazione </text:span><text:span text:style-name="T16">= classificazione;</text:span><text:line-break/><text:span text:style-name="T16"> <text:s text:c="3"/>}</text:span><text:line-break/><text:line-break/><text:span text:style-name="T16"> <text:s text:c="3"/></text:span><text:span text:style-name="T6">public </text:span><text:span text:style-name="T11">String </text:span><text:span text:style-name="T34">getRazza</text:span><text:span text:style-name="T16">() {</text:span><text:line-break/><text:span text:style-name="T16"> <text:s text:c="7"/></text:span><text:span text:style-name="T6">return </text:span><text:span text:style-name="T28">razza</text:span><text:span text:style-name="T16">;</text:span><text:line-break/><text:span text:style-name="T16"> <text:s text:c="3"/>}</text:span><text:line-break/><text:line-break/><text:span text:style-name="T16"> <text:s text:c="3"/></text:span><text:span text:style-name="T6">public void </text:span><text:span text:style-name="T34">setRazza</text:span><text:span text:style-name="T16">(</text:span><text:span text:style-name="T11">String </text:span><text:span text:style-name="T16">razza) {</text:span><text:line-break/><text:span text:style-name="T16"> <text:s text:c="7"/></text:span><text:span text:style-name="T6">this</text:span><text:span text:style-name="T16">.</text:span><text:span text:style-name="T28">razza </text:span><text:span text:style-name="T16">= razza;</text:span><text:line-break/><text:span text:style-name="T16"> <text:s text:c="3"/>}</text:span><text:line-break/><text:span text:style-name="T16">}</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oft-page-break/>Repository.java</text:p>
      <text:p text:style-name="P77"/>
      <text:p text:style-name="P36"><text:span text:style-name="T6">package </text:span><text:span text:style-name="T11">com.example.Corso_Spring_Hibernate.MVC</text:span><text:span text:style-name="T16">;</text:span><text:line-break/><text:line-break/><text:span text:style-name="T6">import </text:span><text:span text:style-name="T11">com.example.Corso_Spring_Hibernate.MVC.entity.Animale</text:span><text:span text:style-name="T16">;</text:span><text:line-break/><text:line-break/><text:span text:style-name="T22">/* Normalmente nella classe annotata con @Repository, ci troviamo all'interno</text:span><text:line-break/><text:span text:style-name="T22">* del Data Access Layer di un'applicazione web, dove di usano tecnologie</text:span><text:line-break/><text:span text:style-name="T22">* (come Hibernate) per fare le query al database. Per questa volta però</text:span><text:line-break/><text:span text:style-name="T22">* facciamo una finta chiamata ad un database ideale, giusto per capire il</text:span><text:line-break/><text:span text:style-name="T22">* concetto che riguarda il design pattern MVC*/</text:span><text:line-break/><text:span text:style-name="T43">@org.springframework.stereotype.Repository</text:span><text:line-break/><text:span text:style-name="T6">public class </text:span><text:span text:style-name="T11">Repository </text:span><text:span text:style-name="T16">{</text:span><text:line-break/><text:line-break/><text:line-break/><text:span text:style-name="T16"> <text:s text:c="3"/></text:span><text:span text:style-name="T6">public </text:span><text:span text:style-name="T11">Animale </text:span><text:span text:style-name="T34">getAnimaleRepository</text:span><text:span text:style-name="T16">(){</text:span><text:line-break/><text:span text:style-name="T16"> <text:s text:c="7"/></text:span><text:span text:style-name="T11">Animale animale </text:span><text:span text:style-name="T16">= </text:span><text:span text:style-name="T6">new </text:span><text:span text:style-name="T16">Animale();</text:span><text:line-break/><text:span text:style-name="T16"> <text:s text:c="7"/></text:span><text:span text:style-name="T11">animale</text:span><text:span text:style-name="T16">.setClassificazione(</text:span><text:span text:style-name="T38">"Mammifero"</text:span><text:span text:style-name="T16">);</text:span><text:line-break/><text:span text:style-name="T16"> <text:s text:c="7"/></text:span><text:span text:style-name="T11">animale</text:span><text:span text:style-name="T16">.setRazza(</text:span><text:span text:style-name="T38">"Cane"</text:span><text:span text:style-name="T16">);</text:span><text:line-break/><text:line-break/><text:span text:style-name="T16"> <text:s text:c="7"/></text:span><text:span text:style-name="T6">return </text:span><text:span text:style-name="T11">animale</text:span><text:span text:style-name="T16">;</text:span><text:line-break/><text:span text:style-name="T16"> <text:s text:c="3"/>}</text:span><text:line-break/><text:span text:style-name="T16">}</text:span></text:p>
      <text:p text:style-name="P36"><text:span text:style-name="T16"/></text:p>
      <text:p text:style-name="P36"><text:span text:style-name="T16"/></text:p>
      <text:p text:style-name="P36"><text:span text:style-name="T16"/></text:p>
      <text:p text:style-name="P36"><text:span text:style-name="T16"/></text:p>
      <text:p text:style-name="P55">Service.java</text:p>
      <text:p text:style-name="P77"/>
      <text:p text:style-name="P78"><text:span text:style-name="T9">package </text:span><text:span text:style-name="T14">com.example.Corso_Spring_Hibernate.MVC</text:span><text:span text:style-name="T20">;</text:span><text:span text:style-name="T51"><text:line-break/></text:span><text:span text:style-name="T9">import </text:span><text:span text:style-name="T14">com.example.Corso_Spring_Hibernate.MVC.entity.Animale</text:span><text:span text:style-name="T20">;</text:span><text:span text:style-name="T51"><text:line-break/></text:span><text:span text:style-name="T9">import </text:span><text:span text:style-name="T14">org.springframework.beans.factory.annotation.</text:span><text:span text:style-name="T46">Autowired</text:span><text:span text:style-name="T20">;</text:span><text:span text:style-name="T51"><text:line-break/><text:line-break/></text:span><text:span text:style-name="T27">/*La classe annotata con @Service deve restituire il risultato</text:span><text:span text:style-name="T51"><text:line-break/></text:span><text:span text:style-name="T27">* del metodo che abbiamo all'interno della classe annotata con @Repository*/</text:span><text:span text:style-name="T51"><text:line-break/></text:span><text:span text:style-name="T46">@org.springframework.stereotype.Service</text:span><text:span text:style-name="T51"><text:line-break/></text:span><text:span text:style-name="T9">public class </text:span><text:span text:style-name="T14">Service </text:span><text:span text:style-name="T20">{</text:span><text:span text:style-name="T51"><text:line-break/><text:line-break/></text:span><text:span text:style-name="T20"> <text:s text:c="3"/></text:span><text:span text:style-name="T46">@Autowired</text:span><text:span text:style-name="T51"><text:line-break/></text:span><text:span text:style-name="T46"> <text:s text:c="3"/></text:span><text:span text:style-name="T14">Repository </text:span><text:span text:style-name="T33">repository</text:span><text:span text:style-name="T20">;</text:span><text:span text:style-name="T51"><text:line-break/><text:line-break/></text:span><text:span text:style-name="T20"> <text:s text:c="3"/></text:span><text:span text:style-name="T9">public </text:span><text:span text:style-name="T14">Animale </text:span><text:span text:style-name="T36">getAnimaleService</text:span><text:span text:style-name="T20">(){</text:span><text:span text:style-name="T51"><text:line-break/></text:span><text:span text:style-name="T20"> <text:s text:c="7"/></text:span><text:span text:style-name="T9">return </text:span><text:span text:style-name="T33">repository</text:span><text:span text:style-name="T20">.getAnimaleRepository();</text:span><text:span text:style-name="T51"><text:line-break/></text:span><text:span text:style-name="T20"> <text:s text:c="3"/>}</text:span><text:span text:style-name="T51"><text:line-break/></text:span><text:span text:style-name="T20">}</text:span><text:line-break/></text:p>
      <text:p text:style-name="P78"/>
      <text:p text:style-name="P78"/>
      <text:p text:style-name="P78"/>
      <text:p text:style-name="P78"/>
      <text:p text:style-name="P78"/>
      <text:p text:style-name="P78"/>
      <text:p text:style-name="P78"/>
      <text:p text:style-name="P78"/>
      <text:p text:style-name="P78"/>
      <text:p text:style-name="P78"/>
      <text:p text:style-name="P78"/>
      <text:p text:style-name="P56"><text:soft-page-break/>Controller.java</text:p>
      <text:p text:style-name="P77"/>
      <text:p text:style-name="P36"><text:span text:style-name="T6">package </text:span><text:span text:style-name="T11">com.example.Corso_Spring_Hibernate.MVC</text:span><text:span text:style-name="T16">;</text:span><text:line-break/><text:span text:style-name="T6">import </text:span><text:span text:style-name="T11">com.example.Corso_Spring_Hibernate.MVC.entity.Animale</text:span><text:span text:style-name="T16">;</text:span><text:line-break/><text:span text:style-name="T6">import </text:span><text:span text:style-name="T11">org.springframework.beans.factory.annotation.</text:span><text:span text:style-name="T43">Autowired</text:span><text:span text:style-name="T16">;</text:span><text:line-break/><text:span text:style-name="T6">import </text:span><text:span text:style-name="T11">org.springframework.web.bind.annotation.</text:span><text:span text:style-name="T43">RequestMapping</text:span><text:span text:style-name="T16">;</text:span><text:line-break/><text:line-break/><text:span text:style-name="T22">/*La classe annotata con @Controller deve restituire il risultato</text:span><text:line-break/><text:span text:style-name="T22"> * del metodo che abbiamo all'interno della classe annotata con @Service*/</text:span><text:line-break/><text:span text:style-name="T43">@org.springframework.stereotype.Controller</text:span><text:line-break/><text:span text:style-name="T43">@RequestMapping</text:span><text:span text:style-name="T16">(</text:span><text:span text:style-name="T38">"/"</text:span><text:span text:style-name="T16">)</text:span><text:line-break/><text:span text:style-name="T6">public class </text:span><text:span text:style-name="T11">Controller </text:span><text:span text:style-name="T16">{</text:span><text:line-break/><text:line-break/><text:span text:style-name="T16"> <text:s text:c="3"/></text:span><text:span text:style-name="T43">@Autowired</text:span><text:line-break/><text:span text:style-name="T43"> <text:s text:c="3"/></text:span><text:span text:style-name="T11">Service </text:span><text:span text:style-name="T28">service</text:span><text:span text:style-name="T16">;</text:span><text:line-break/><text:line-break/><text:span text:style-name="T16"> <text:s text:c="3"/></text:span><text:span text:style-name="T43">@RequestMapping</text:span><text:span text:style-name="T16">(</text:span><text:span text:style-name="T38">"/animale"</text:span><text:span text:style-name="T16">)</text:span><text:line-break/><text:span text:style-name="T16"> <text:s text:c="3"/></text:span><text:span text:style-name="T6">public </text:span><text:span text:style-name="T11">Animale </text:span><text:span text:style-name="T34">getAnimale</text:span><text:span text:style-name="T16">() {</text:span><text:line-break/><text:line-break/><text:span text:style-name="T16"> <text:s text:c="7"/></text:span><text:span text:style-name="T11">Animale animale </text:span><text:span text:style-name="T16">= </text:span><text:span text:style-name="T28">service</text:span><text:span text:style-name="T16">.getAnimaleService();</text:span><text:line-break/><text:span text:style-name="T16"> <text:s text:c="7"/></text:span><text:span text:style-name="T11">System</text:span><text:span text:style-name="T16">.</text:span><text:span text:style-name="T29">out</text:span><text:span text:style-name="T16">.println(</text:span><text:span text:style-name="T38">"</text:span><text:span text:style-name="T52">\n</text:span><text:span text:style-name="T38">Classificazione = " </text:span><text:span text:style-name="T16">+ </text:span><text:span text:style-name="T11">animale</text:span><text:span text:style-name="T16">.getClassificazione());</text:span><text:line-break/><text:span text:style-name="T16"> <text:s text:c="7"/></text:span><text:span text:style-name="T11">System</text:span><text:span text:style-name="T16">.</text:span><text:span text:style-name="T29">out</text:span><text:span text:style-name="T16">.println(</text:span><text:span text:style-name="T38">"Razza = " </text:span><text:span text:style-name="T16">+ </text:span><text:span text:style-name="T11">animale</text:span><text:span text:style-name="T16">.getRazza() + </text:span><text:span text:style-name="T38">"</text:span><text:span text:style-name="T52">\n</text:span><text:span text:style-name="T38">"</text:span><text:span text:style-name="T16">);</text:span><text:line-break/><text:line-break/><text:span text:style-name="T16"> <text:s text:c="7"/></text:span><text:span text:style-name="T6">return </text:span><text:span text:style-name="T28">service</text:span><text:span text:style-name="T16">.getAnimaleService();</text:span><text:line-break/><text:span text:style-name="T16"> <text:s text:c="3"/>}</text:span><text:line-break/><text:span text:style-name="T16">}</text:span></text:p>
      <text:p text:style-name="P77"/>
      <text:p text:style-name="P80">Il risultato dell’esempio è il seguente:</text:p>
      <text:p text:style-name="P80"><draw:frame draw:style-name="fr1" draw:name="Immagine21" text:anchor-type="char" svg:x="-0.549cm" svg:y="0.176cm" svg:width="9.964cm" svg:height="3.265cm" draw:z-index="20"><draw:image xlink:href="Pictures/10000001000002C4000000E8B236B616849C0199.png" xlink:type="simple" xlink:show="embed" xlink:actuate="onLoad" draw:mime-type="image/png"/></draw:frame><text:s/><draw:frame draw:style-name="fr1" draw:name="Immagine22" text:anchor-type="char" svg:x="10.462cm" svg:y="0.423cm" svg:width="6.244cm" svg:height="2.096cm" draw:z-index="21"><draw:image xlink:href="Pictures/100000010000012700000063FDD233613EF2D75E.png" xlink:type="simple" xlink:show="embed" xlink:actuate="onLoad" draw:mime-type="image/png"/></draw:frame></text:p>
      <text:p text:style-name="P80"/>
      <text:p text:style-name="P80"/>
      <text:p text:style-name="P80"/>
      <text:p text:style-name="P106"><text:s text:c="6"/></text:p>
      <text:p text:style-name="P106"/>
      <text:p text:style-name="P106"/>
      <text:p text:style-name="P106"/>
      <text:p text:style-name="P106"/>
      <text:p text:style-name="P106"/>
      <text:p text:style-name="P106"/>
      <text:p text:style-name="P106"/>
      <text:p text:style-name="P106"/>
      <text:p text:style-name="P106"/>
      <text:p text:style-name="P106"/>
      <text:p text:style-name="P106"/>
      <text:h text:style-name="P95" text:outline-level="3"><text:bookmark-start text:name="__RefHeading___Toc3729_3554577345"/><text:soft-page-break/><text:span text:style-name="T73">SPIEGAZIONE ESEMPIO </text:span><text:span text:style-name="T76">PRECEDENTE </text:span><text:span text:style-name="T73">MVC </text:span><text:span text:style-name="T78">TRAMITE</text:span><text:span text:style-name="T73"> @CONTROLLER, @SERVICE E @REPOSITORY</text:span> <text:s text:c="18"/><text:bookmark-end text:name="__RefHeading___Toc3729_3554577345"/></text:h>
      <text:p text:style-name="Standard"><text:bookmark-start text:name="__RefHeading___Toc3731_3554577345"/><text:s text:c="19"/><draw:frame draw:style-name="fr1" draw:name="Immagine23" text:anchor-type="char" svg:x="2.418cm" svg:y="0.166cm" svg:width="11.876cm" svg:height="7.964cm" draw:z-index="23"><draw:image xlink:href="Pictures/1000000100000593000003BDAA18B85E0B712F64.png" xlink:type="simple" xlink:show="embed" xlink:actuate="onLoad" draw:mime-type="image/png"/></draw:frame><text:s text:c="16"/><text:bookmark-end text:name="__RefHeading___Toc3731_3554577345"/></text:p>
      <text:p text:style-name="P100"><text:s/></text:p>
      <text:p text:style-name="P117"/>
      <text:p text:style-name="P117"/>
      <text:p text:style-name="P117"/>
      <text:p text:style-name="P117"/>
      <text:p text:style-name="P117"/>
      <text:p text:style-name="P117"/>
      <text:p text:style-name="P117"/>
      <text:p text:style-name="P117"/>
      <text:p text:style-name="P117"/>
      <text:p text:style-name="Standard"/>
      <text:p text:style-name="Standard">Tramite client (per esempio un browser) effettu<text:span text:style-name="T72">iamo</text:span> una request, che viene intercettata da un Controller, che nel caso di Spring è annotata con:</text:p>
      <text:list xml:id="list3355573185" text:style-name="L5">
        <text:list-item>
          <text:p text:style-name="P111"><text:span text:style-name="T71">l’annotation @Controller, </text:span><text:span text:style-name="T75">da inserire</text:span><text:span text:style-name="T71"> </text:span><text:span text:style-name="T72">sulla dichiarazione della classe </text:span><text:span text:style-name="T71">;</text:span></text:p>
        </text:list-item>
        <text:list-item>
          <text:p text:style-name="P111"><text:span text:style-name="T72">l’annotation </text:span><text:span text:style-name="T71">@RequestMapping, </text:span><text:span text:style-name="T75">da inserire</text:span><text:span text:style-name="T71"> </text:span><text:span text:style-name="T72">sulla dichiarazione della classe e sulla dichiarazione di ogni metodo all’interno della classe stessa, </text:span><text:span text:style-name="T75">e che</text:span><text:span text:style-name="T74"> ha il compito di mappare (definire) la struttura della request</text:span><text:span text:style-name="T75"> </text:span><text:span text:style-name="T77">tramite un path (percorso)</text:span><text:span text:style-name="T72">. L’annotation @RequestMapping sulla classe sarà valorizzato con il path radice, mentre tutte gli altri @RequestMapping sui metodi verranno valorizzati </text:span><text:span text:style-name="T75">ognuno </text:span><text:span text:style-name="T72">con il proprio path </text:span><text:span text:style-name="T75">(</text:span><text:span text:style-name="T72">che si aggiunge al path radice</text:span><text:span text:style-name="T75">)</text:span><text:span text:style-name="T72">, per chiamare quel metodo specifico.</text:span></text:p>
        </text:list-item>
      </text:list>
      <text:p text:style-name="P113"><text:span text:style-name="T75">Una volta intercettata la request, il</text:span> nostro Controller chiama il metodo del @Service attraverso l’@Autowired. </text:p>
      <text:p text:style-name="P113">A sua volta il @Service chiama il metodo del @Repository, sempre tramite @Autowired. Da notare che nell’esempio non c’è logica all’interno del @Service, perché vuole essere solo una rappresentazione del concetto di MVC.</text:p>
      <text:p text:style-name="P113">Una volta che ci troviamo nel @Repository, <text:span text:style-name="T73">siamo nella parte in cui vengono effettuate le chiamate al database. Anche qui da notare il fatto che nell’esempio viene solo simulata una chiamata al database, creando manualmente un oggetto di tipo Animale, sempre per il fatto che questo esempio v</text:span>uole essere solo una rappresentazione del concetto di MVC.<text:span text:style-name="T73"> </text:span></text:p>
      <text:p text:style-name="P115"><text:span text:style-name="T75">Una volta effettuata la chiamata al database,</text:span> viene restituito <text:span text:style-name="T75">un oggetto </text:span>dal @Repository al @Service. <text:span text:style-name="T77">Tale oggetto </text:span>ripercorre tutto il percorso inverso, fino a che non viene restituito al client come risposta alla request effettuata.</text:p>
      <text:p text:style-name="P116">Ultimo appunto da fare è che il metodo del @Controller <text:span text:style-name="T75">nell’esempio </text:span>non ha parametri in ingresso, quindi stiamo inviando una request vuota. Può capitare però che da client si possano inserire dei dati nella request e, in questo caso, tali dati saranno i parametri in ingresso del metodo richiamato nel @Controll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2-07T01:09:00.548000000</dc:date>
    <meta:editing-duration>PT15H10M57S</meta:editing-duration>
    <meta:editing-cycles>33</meta:editing-cycles>
    <meta:generator>LibreOffice/7.2.7.2$Windows_X86_64 LibreOffice_project/8d71d29d553c0f7dcbfa38fbfda25ee34cce99a2</meta:generator>
    <meta:document-statistic meta:table-count="0" meta:image-count="24" meta:object-count="0" meta:page-count="23" meta:paragraph-count="184" meta:word-count="3139" meta:character-count="27671" meta:non-whitespace-character-count="23282"/>
  </office:meta>
</office:document-meta>
</file>